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92cm" fo:min-width="0.719cm" fo:padding-top="0.145cm" fo:padding-bottom="0.145cm" fo:padding-left="0.27cm" fo:padding-right="0.27cm"/>
      <style:paragraph-properties style:writing-mode="lr-tb"/>
    </style:style>
    <style:style style:name="gr7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1cm" fo:min-width="2.2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1cm" fo:min-width="2.1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2.8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1cm" fo:min-width="1.119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1cm" fo:min-width="1.119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31cm" fo:min-width="0.719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31cm" fo:min-width="0.71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31cm" fo:min-width="0.71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</style:style>
    <style:style style:name="gr3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41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0.36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2cm" fo:min-width="1.06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5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01cm" fo:min-width="1.16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26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0.76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</style:style>
    <style:style style:name="gr6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2" style:family="graphic" style:parent-style-name="objectwithoutfill">
      <style:graphic-properties svg:stroke-width="0.04cm" svg:stroke-color="#000000" draw:marker-start="Arrow_20_concave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7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7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7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2.919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82" style:family="graphic" style:parent-style-name="objectwithoutfill">
      <style:graphic-properties svg:stroke-width="0.04cm" svg:stroke-color="#000000" draw:marker-start="Arrow_20_concave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8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3.379cm" fo:padding-top="0.145cm" fo:padding-bottom="0.145cm" fo:padding-left="0.27cm" fo:padding-right="0.27cm"/>
      <style:paragraph-properties style:writing-mode="lr-tb"/>
    </style:style>
    <style:style style:name="gr86" style:family="graphic" style:parent-style-name="objectwithoutfill">
      <style:graphic-properties svg:stroke-width="0.04cm" svg:stroke-color="#000000" draw:marker-start="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8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9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2.049cm" fo:padding-top="0.145cm" fo:padding-bottom="0.145cm" fo:padding-left="0.27cm" fo:padding-right="0.27cm"/>
      <style:paragraph-properties style:writing-mode="lr-tb"/>
    </style:style>
    <style:style style:name="gr9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9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826cm" fo:padding-top="0.145cm" fo:padding-bottom="0.145cm" fo:padding-left="0.27cm" fo:padding-right="0.27cm"/>
      <style:paragraph-properties style:writing-mode="lr-tb"/>
    </style:style>
    <style:style style:name="gr9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2.049cm" fo:padding-top="0.145cm" fo:padding-bottom="0.145cm" fo:padding-left="0.27cm" fo:padding-right="0.27cm"/>
      <style:paragraph-properties style:writing-mode="lr-tb"/>
    </style:style>
    <style:style style:name="gr9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9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9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42cm" fo:min-width="5.68cm" fo:padding-top="0.145cm" fo:padding-bottom="0.145cm" fo:padding-left="0.27cm" fo:padding-right="0.27cm"/>
      <style:paragraph-properties style:writing-mode="lr-tb"/>
    </style:style>
    <style:style style:name="gr9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42cm" fo:min-width="2.232cm" fo:padding-top="0.145cm" fo:padding-bottom="0.145cm" fo:padding-left="0.27cm" fo:padding-right="0.27cm"/>
      <style:paragraph-properties style:writing-mode="lr-tb"/>
    </style:style>
    <style:style style:name="gr9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69cm" fo:padding-top="0.145cm" fo:padding-bottom="0.145cm" fo:padding-left="0.27cm" fo:padding-right="0.27cm"/>
      <style:paragraph-properties style:writing-mode="lr-tb"/>
    </style:style>
    <style:style style:name="gr9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69cm" fo:padding-top="0.145cm" fo:padding-bottom="0.145cm" fo:padding-left="0.27cm" fo:padding-right="0.27cm"/>
      <style:paragraph-properties style:writing-mode="lr-tb"/>
    </style:style>
    <style:style style:name="gr100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10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962cm" fo:padding-top="0.145cm" fo:padding-bottom="0.145cm" fo:padding-left="0.27cm" fo:padding-right="0.27cm"/>
      <style:paragraph-properties style:writing-mode="lr-tb"/>
    </style:style>
    <style:style style:name="gr10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867cm" fo:padding-top="0.145cm" fo:padding-bottom="0.145cm" fo:padding-left="0.27cm" fo:padding-right="0.27cm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935cm" fo:padding-top="0.145cm" fo:padding-bottom="0.145cm" fo:padding-left="0.27cm" fo:padding-right="0.27cm"/>
      <style:paragraph-properties style:writing-mode="lr-tb"/>
    </style:style>
    <style:style style:name="gr10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655cm" fo:padding-top="0.145cm" fo:padding-bottom="0.145cm" fo:padding-left="0.27cm" fo:padding-right="0.27cm"/>
      <style:paragraph-properties style:writing-mode="lr-tb"/>
    </style:style>
    <style:style style:name="gr10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719cm" fo:padding-top="0.145cm" fo:padding-bottom="0.145cm" fo:padding-left="0.27cm" fo:padding-right="0.27cm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737cm" fo:padding-top="0.145cm" fo:padding-bottom="0.145cm" fo:padding-left="0.27cm" fo:padding-right="0.27cm"/>
      <style:paragraph-properties style:writing-mode="lr-tb"/>
    </style:style>
    <style:style style:name="gr10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678cm" fo:padding-top="0.145cm" fo:padding-bottom="0.145cm" fo:padding-left="0.27cm" fo:padding-right="0.27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7cm" fo:min-width="1.078cm" fo:padding-top="0.145cm" fo:padding-bottom="0.145cm" fo:padding-left="0.27cm" fo:padding-right="0.27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7cm" fo:min-width="1.114cm" fo:padding-top="0.145cm" fo:padding-bottom="0.145cm" fo:padding-left="0.27cm" fo:padding-right="0.27cm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14cm" fo:padding-top="0.145cm" fo:padding-bottom="0.145cm" fo:padding-left="0.27cm" fo:padding-right="0.27cm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14cm" fo:padding-top="0.145cm" fo:padding-bottom="0.145cm" fo:padding-left="0.27cm" fo:padding-right="0.27cm"/>
      <style:paragraph-properties style:writing-mode="lr-tb"/>
    </style:style>
    <style:style style:name="gr1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333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font-name="Calibri" fo:font-size="18pt" style:font-size-asian="18pt" style:font-size-complex="18pt"/>
    </style:style>
    <style:style style:name="P12" style:family="paragraph">
      <loext:graphic-properties draw:fill="none"/>
      <style:paragraph-properties fo:text-align="center" style:writing-mode="lr-tb"/>
      <style:text-properties style:font-name="Calibri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custom-shape draw:style-name="gr2" draw:text-style-name="P3" draw:layer="layout" svg:width="1.259cm" svg:height="1.261cm" svg:x="17.8cm" svg:y="9.9cm">
              <text:p text:style-name="P2"><text:span text:style-name="T2">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259cm" svg:height="1.261cm" svg:x="16.541cm" svg:y="9.9cm">
              <text:p text:style-name="P2"><text:span text:style-name="T2">B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259cm" svg:height="1.261cm" svg:x="15.282cm" svg:y="9.9cm">
              <text:p text:style-name="P2"><text:span text:style-name="T2">A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1.259cm" svg:height="1.261cm" svg:x="11.412cm" svg:y="7.361cm">
            <text:p text:style-name="P2"><text:span text:style-name="T2">a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59cm" svg:height="1.182cm" svg:x="11.412cm" svg:y="9.9cm">
            <text:p text:style-name="P2"><text:span text:style-name="T2">b)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curve" svg:x1="14.652cm" svg:y1="7.361cm" svg:x2="16.541cm" svg:y2="7.991cm" draw:start-shape="id1" draw:start-glue-point="2" draw:end-shape="id2" draw:end-glue-point="3" svg:d="M14652 7361c0 420 629 630 1889 630" svg:viewBox="0 0 1890 631">
            <text:p/>
          </draw:connector>
          <draw:custom-shape draw:style-name="gr8" draw:text-style-name="P3" draw:layer="layout" svg:width="1.259cm" svg:height="1.261cm" svg:x="17.8cm" svg:y="7.361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1.259cm" svg:height="1.261cm" svg:x="16.541cm" svg:y="7.361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1" draw:id="id1" draw:layer="layout" svg:width="1.259cm" svg:height="1.261cm" svg:x="14.023cm" svg:y="6.1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8cm" svg:height="0.7cm" svg:x="12.9cm" svg:y="8.161cm">
            <text:p text:style-name="P2"><text:span text:style-name="T2">enqueue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curve" svg:x1="17.8cm" svg:y1="13.03cm" svg:x2="19.688cm" svg:y2="13.661cm" draw:start-shape="id3" draw:start-glue-point="1" draw:end-shape="id4" draw:end-glue-point="0" svg:d="M17800 13030c1259 0 1888 210 1888 631" svg:viewBox="0 0 1889 632">
            <text:p/>
          </draw:connector>
          <draw:custom-shape draw:style-name="gr12" draw:text-style-name="P3" xml:id="id4" draw:id="id4" draw:layer="layout" svg:width="1.259cm" svg:height="1.261cm" svg:x="19.059cm" svg:y="13.661cm">
            <text:p text:style-name="P2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xml:id="id3" draw:id="id3" draw:layer="layout" svg:width="1.259cm" svg:height="1.261cm" svg:x="16.541cm" svg:y="12.4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1.259cm" svg:height="1.261cm" svg:x="15.282cm" svg:y="12.4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7cm" svg:height="0.7cm" svg:x="18.3cm" svg:y="12.2cm">
            <text:p text:style-name="P2"><text:span text:style-name="T2">dequeu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1.259cm" svg:height="1.261cm" svg:x="11.405cm" svg:y="12.4cm">
            <text:p text:style-name="P2"><text:span text:style-name="T2">c)</text:span></text:p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7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Stac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8" draw:text-style-name="P3" draw:layer="layout" svg:width="1.259cm" svg:height="1.261cm" svg:x="9.28cm" svg:y="9.869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xml:id="id6" draw:id="id6" draw:layer="layout" svg:width="1.259cm" svg:height="1.261cm" svg:x="9.28cm" svg:y="8.608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xml:id="id5" draw:id="id5" draw:layer="layout" svg:width="1.259cm" svg:height="1.261cm" svg:x="7.821cm" svg:y="6.286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curve" svg:x1="9.08cm" svg:y1="6.916cm" svg:x2="9.909cm" svg:y2="8.608cm" draw:start-shape="id5" draw:start-glue-point="1" draw:end-shape="id6" draw:end-glue-point="0" svg:d="M9080 6916c553 0 829 564 829 1692" svg:viewBox="0 0 830 1693">
            <text:p/>
          </draw:connector>
          <draw:custom-shape draw:style-name="gr21" draw:text-style-name="P3" draw:layer="layout" svg:width="1.659cm" svg:height="0.7cm" svg:x="9.841cm" svg:y="6.6cm">
            <text:p text:style-name="P2"><text:span text:style-name="T2">push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259cm" svg:height="1.261cm" svg:x="12.957cm" svg:y="9.869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259cm" svg:height="1.261cm" svg:x="12.957cm" svg:y="8.608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259cm" svg:height="1.261cm" svg:x="12.957cm" svg:y="7.347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259cm" svg:height="1.261cm" svg:x="16.654cm" svg:y="9.883cm">
            <text:p text:style-name="P2"><text:span text:style-name="T2">C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3" xml:id="id7" draw:id="id7" draw:layer="layout" svg:width="1.259cm" svg:height="1.261cm" svg:x="16.654cm" svg:y="8.622cm">
            <text:p text:style-name="P2"><text:span text:style-name="T2">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3" xml:id="id8" draw:id="id8" draw:layer="layout" svg:width="1.259cm" svg:height="1.261cm" svg:x="18.113cm" svg:y="6.3cm">
            <text:p text:style-name="P2"><text:span text:style-name="T2">A</text:span></text:p>
            <draw:enhanced-geometry svg:viewBox="0 0 21600 21600" draw:mirror-horizontal="true" draw:type="rectangle" draw:enhanced-path="M 0 0 L 21600 0 21600 21600 0 21600 0 0 Z N"/>
          </draw:custom-shape>
          <draw:connector draw:style-name="gr7" draw:text-style-name="P4" draw:layer="layout" draw:type="curve" svg:x1="17.284cm" svg:y1="8.622cm" svg:x2="18.114cm" svg:y2="6.93cm" draw:start-shape="id7" draw:start-glue-point="0" draw:end-shape="id8" draw:end-glue-point="3" svg:d="M17284 8622c0-1128 276-1692 830-1692" svg:viewBox="0 0 831 1693">
            <text:p/>
          </draw:connector>
          <draw:custom-shape draw:style-name="gr28" draw:text-style-name="P3" draw:layer="layout" svg:width="1.659cm" svg:height="0.7cm" svg:x="15.693cm" svg:y="6.614cm">
            <text:p text:style-name="P2"><text:span text:style-name="T2">pop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9" draw:text-style-name="P3" draw:layer="layout" svg:width="1.259cm" svg:height="0.921cm" svg:x="9.28cm" svg:y="11.269cm">
            <text:p text:style-name="P2"><text:span text:style-name="T2">a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259cm" svg:height="0.921cm" svg:x="12.957cm" svg:y="11.269cm">
            <text:p text:style-name="P2"><text:span text:style-name="T2">b)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1.259cm" svg:height="0.921cm" svg:x="16.654cm" svg:y="11.279cm">
            <text:p text:style-name="P2"><text:span text:style-name="T2">c)</text:span></text:p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7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LINKED LIS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custom-shape draw:style-name="gr32" draw:text-style-name="P3" draw:layer="layout" svg:width="1.259cm" svg:height="1.261cm" svg:x="10.436cm" svg:y="9.869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1.262cm" svg:height="1.261cm" draw:transform="rotate (-3.14159265358979) translate (12.957cm 11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type="curve" svg:x1="12.45cm" svg:y1="10.5cm" svg:x2="14.219cm" svg:y2="10.499cm" draw:start-shape="id9" draw:start-glue-point="6" draw:end-shape="id10" draw:end-glue-point="3" svg:d="M12450 10500c1312 0 428-1 1769-1" svg:viewBox="0 0 1770 2">
            <text:p/>
          </draw:connector>
          <draw:custom-shape draw:style-name="gr34" draw:text-style-name="P6" xml:id="id9" draw:id="id9" draw:layer="layout" svg:width="0.25cm" svg:height="0.251cm" draw:transform="rotate (-3.14159265358979) translate (12.45cm 10.6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" xml:id="id10" draw:id="id10" draw:layer="layout" svg:width="1.262cm" svg:height="1.261cm" svg:x="14.219cm" svg:y="9.869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measurelines" svg:width="1.259cm" svg:height="1.261cm" draw:transform="rotate (-3.14159265358979) translate (16.74cm 11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16.236cm" svg:y1="10.501cm" svg:x2="18.002cm" svg:y2="10.501cm" draw:start-shape="id11" draw:start-glue-point="6" draw:end-shape="id12" draw:end-glue-point="3" svg:d="M16236 10501h1766" svg:viewBox="0 0 1767 1">
            <text:p/>
          </draw:connector>
          <draw:custom-shape draw:style-name="gr34" draw:text-style-name="P6" xml:id="id11" draw:id="id11" draw:layer="measurelines" svg:width="0.253cm" svg:height="0.251cm" draw:transform="rotate (-3.14159265358979) translate (16.236cm 10.6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8" xml:id="id12" draw:id="id12" draw:layer="measurelines" svg:width="1.259cm" svg:height="1.261cm" svg:x="18.002cm" svg:y="9.871cm">
            <text:p text:style-name="P7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measurelines" svg:width="1.259cm" svg:height="1.261cm" svg:x="19.261cm" svg:y="9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6" xml:id="id13" draw:id="id13" draw:layer="measurelines" svg:width="0.253cm" svg:height="0.251cm" svg:x="19.765cm" svg:y="10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xml:id="id14" draw:id="id14" draw:layer="measurelines" svg:width="1.259cm" svg:height="1.261cm" svg:x="21.782cm" svg:y="9.87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20.018cm" svg:y1="10.503cm" svg:x2="21.782cm" svg:y2="10.5cm" draw:start-shape="id13" draw:start-glue-point="10" draw:end-shape="id14" draw:end-glue-point="3" svg:d="M20018 10503c1323 0 441-3 1764-3" svg:viewBox="0 0 1765 4">
            <text:p/>
          </draw:connector>
        </draw:g>
        <draw:custom-shape draw:style-name="gr17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7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xml:id="id20" draw:id="id20" draw:layer="layout" svg:width="1.259cm" svg:height="1.261cm" svg:x="10.436cm" svg:y="9.869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1.262cm" svg:height="1.261cm" draw:transform="rotate (-3.14159265358979) translate (12.957cm 11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type="curve" svg:x1="12.45cm" svg:y1="10.5cm" svg:x2="14.219cm" svg:y2="10.499cm" draw:start-shape="id15" draw:start-glue-point="6" draw:end-shape="id16" draw:end-glue-point="3" svg:d="M12450 10500c1312 0 428-1 1769-1" svg:viewBox="0 0 1770 2">
            <text:p/>
          </draw:connector>
          <draw:custom-shape draw:style-name="gr34" draw:text-style-name="P6" xml:id="id15" draw:id="id15" draw:layer="layout" svg:width="0.25cm" svg:height="0.251cm" draw:transform="rotate (-3.14159265358979) translate (12.45cm 10.6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" xml:id="id16" draw:id="id16" draw:layer="layout" svg:width="1.262cm" svg:height="1.261cm" svg:x="14.219cm" svg:y="9.869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measurelines" svg:width="1.259cm" svg:height="1.261cm" draw:transform="rotate (-3.14159265358979) translate (16.74cm 11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16.236cm" svg:y1="10.501cm" svg:x2="18.002cm" svg:y2="10.501cm" draw:start-shape="id17" draw:start-glue-point="6" draw:end-shape="id18" draw:end-glue-point="3" svg:d="M16236 10501h1766" svg:viewBox="0 0 1767 1">
            <text:p/>
          </draw:connector>
          <draw:custom-shape draw:style-name="gr34" draw:text-style-name="P6" xml:id="id17" draw:id="id17" draw:layer="measurelines" svg:width="0.253cm" svg:height="0.251cm" draw:transform="rotate (-3.14159265358979) translate (16.236cm 10.6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8" xml:id="id18" draw:id="id18" draw:layer="measurelines" svg:width="1.259cm" svg:height="1.261cm" svg:x="18.002cm" svg:y="9.871cm">
            <text:p text:style-name="P7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xml:id="id21" draw:id="id21" draw:layer="measurelines" svg:width="0.253cm" svg:height="0.251cm" svg:x="19.765cm" svg:y="10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measurelines" draw:type="curve" svg:x1="20.52cm" svg:y1="10.501cm" svg:x2="11.065cm" svg:y2="11.13cm" draw:start-shape="id19" draw:start-glue-point="1" draw:end-shape="id20" svg:d="M20520 10501c778 0 649 575-1909 928s-7546 482-7546-299" svg:viewBox="0 0 9875 1207">
            <text:p/>
          </draw:connector>
          <draw:connector draw:style-name="gr41" draw:text-style-name="P4" draw:layer="layout" draw:type="curve" svg:x1="20.018cm" svg:y1="10.503cm" svg:x2="20.52cm" svg:y2="10.501cm" draw:start-shape="id21" draw:start-glue-point="10" svg:d="M20018 10503c335 0 502 0 502-2" svg:viewBox="0 0 503 3">
            <text:p/>
          </draw:connector>
          <draw:custom-shape draw:style-name="gr36" draw:text-style-name="P5" xml:id="id19" draw:id="id19" draw:layer="layout" svg:width="1.259cm" svg:height="1.261cm" svg:x="19.261cm" svg:y="9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custom-shape draw:style-name="gr42" draw:text-style-name="P3" draw:layer="layout" svg:width="1.259cm" svg:height="1.261cm" svg:x="9.18cm" svg:y="9.869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259cm" svg:height="1.261cm" svg:x="7.921cm" svg:y="9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type="curve" svg:x1="8.425cm" svg:y1="10.501cm" svg:x2="6.659cm" svg:y2="10.499cm" draw:start-shape="id22" draw:start-glue-point="6" draw:end-shape="id23" draw:end-glue-point="1" svg:d="M8425 10501c-1326 0-443-2-1766-2" svg:viewBox="0 0 1767 3">
            <text:p/>
          </draw:connector>
          <draw:custom-shape draw:style-name="gr34" draw:text-style-name="P6" xml:id="id22" draw:id="id22" draw:layer="layout" svg:width="0.253cm" svg:height="0.251cm" svg:x="8.425cm" svg:y="1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xml:id="id27" draw:id="id27" draw:layer="layout" svg:width="1.262cm" svg:height="1.261cm" draw:transform="rotate (-3.14159265358979) translate (11.701cm 11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type="curve" svg:x1="11.069cm" svg:y1="10.374cm" svg:x2="13.589cm" svg:y2="9.869cm" draw:start-shape="id24" draw:start-glue-point="8" draw:end-shape="id25" draw:end-glue-point="0" svg:d="M11069 10374c0-1539 2520-1286 2520-505" svg:viewBox="0 0 2521 1126">
            <text:p/>
          </draw:connector>
          <draw:custom-shape draw:style-name="gr34" draw:text-style-name="P6" xml:id="id24" draw:id="id24" draw:layer="layout" svg:width="0.25cm" svg:height="0.251cm" draw:transform="rotate (-3.14159265358979) translate (11.194cm 10.6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" draw:layer="layout" svg:width="1.262cm" svg:height="1.261cm" svg:x="14.219cm" svg:y="9.869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" xml:id="id25" draw:id="id25" draw:layer="layout" svg:width="1.259cm" svg:height="1.261cm" svg:x="12.96cm" svg:y="9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layout" draw:type="curve" svg:x1="13.591cm" svg:y1="10.626cm" svg:x2="11.07cm" svg:y2="11.13cm" draw:start-shape="id26" draw:start-glue-point="8" draw:end-shape="id27" svg:d="M13591 10626c0 1536-2521 1284-2521 504" svg:viewBox="0 0 2522 1124">
            <text:p/>
          </draw:connector>
          <draw:custom-shape draw:style-name="gr34" draw:text-style-name="P6" xml:id="id26" draw:id="id26" draw:layer="layout" svg:width="0.253cm" svg:height="0.251cm" svg:x="13.464cm" svg:y="1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5" xml:id="id31" draw:id="id31" draw:layer="measurelines" svg:width="1.259cm" svg:height="1.261cm" draw:transform="rotate (-3.14159265358979) translate (16.74cm 11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16.111cm" svg:y1="10.375cm" svg:x2="18.63cm" svg:y2="9.87cm" draw:start-shape="id28" draw:start-glue-point="8" draw:end-shape="id29" draw:end-glue-point="0" svg:d="M16111 10375c0-1539 2519-1286 2519-505" svg:viewBox="0 0 2520 1126">
            <text:p/>
          </draw:connector>
          <draw:custom-shape draw:style-name="gr34" draw:text-style-name="P6" xml:id="id28" draw:id="id28" draw:layer="measurelines" svg:width="0.253cm" svg:height="0.251cm" draw:transform="rotate (-3.14159265358979) translate (16.236cm 10.6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8" draw:layer="measurelines" svg:width="1.259cm" svg:height="1.261cm" svg:x="19.261cm" svg:y="9.87cm">
            <text:p text:style-name="P7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xml:id="id29" draw:id="id29" draw:layer="measurelines" svg:width="1.262cm" svg:height="1.261cm" svg:x="17.999cm" svg:y="9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18.631cm" svg:y1="10.627cm" svg:x2="16.111cm" svg:y2="11.131cm" draw:start-shape="id30" draw:start-glue-point="8" draw:end-shape="id31" svg:d="M18631 10627c0 1536-2520 1284-2520 504" svg:viewBox="0 0 2521 1124">
            <text:p/>
          </draw:connector>
          <draw:custom-shape draw:style-name="gr34" draw:text-style-name="P6" xml:id="id30" draw:id="id30" draw:layer="measurelines" svg:width="0.25cm" svg:height="0.251cm" svg:x="18.506cm" svg:y="10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8" xml:id="id23" draw:id="id23" draw:layer="measurelines" svg:width="1.259cm" svg:height="1.261cm" svg:x="5.4cm" svg:y="9.869cm">
            <text:p text:style-name="P7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5" draw:layer="measurelines" svg:width="1.259cm" svg:height="1.261cm" svg:x="20.52cm" svg:y="9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6" xml:id="id32" draw:id="id32" draw:layer="measurelines" svg:width="0.253cm" svg:height="0.251cm" svg:x="21.024cm" svg:y="10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xml:id="id33" draw:id="id33" draw:layer="measurelines" svg:width="1.259cm" svg:height="1.261cm" svg:x="23.041cm" svg:y="9.869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4" draw:layer="measurelines" draw:type="curve" svg:x1="21.277cm" svg:y1="10.502cm" svg:x2="23.041cm" svg:y2="10.499cm" draw:start-shape="id32" draw:start-glue-point="10" draw:end-shape="id33" draw:end-glue-point="3" svg:d="M21277 10502c1323 0 441-3 1764-3" svg:viewBox="0 0 1765 4">
            <text:p/>
          </draw:connector>
        </draw:g>
        <draw:custom-shape draw:style-name="gr17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ASH TABL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46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35" draw:id="id35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36" draw:id="id36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38" draw:id="id38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34" draw:id="id34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5.5cm" svg:height="1.6cm" svg:x="0cm" svg:y="-2.2cm">
          <text:p text:style-name="P1"><text:span text:style-name="T1">Linear probing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0.402cm" svg:y1="8.309cm" svg:x2="10.402cm" svg:y2="9.909cm" draw:start-shape="id34" draw:start-glue-point="1" draw:end-shape="id35" svg:d="M10402 8309c780 0 780 1600 0 1600" svg:viewBox="0 0 586 1601">
          <text:p/>
        </draw:connector>
        <draw:connector draw:style-name="gr7" draw:text-style-name="P4" draw:layer="layout" draw:type="curve" svg:x1="10.402cm" svg:y1="9.909cm" svg:x2="10.402cm" svg:y2="11.509cm" draw:start-shape="id35" draw:start-glue-point="1" draw:end-shape="id36" draw:end-glue-point="1" svg:d="M10402 9909c780 0 780 1600 0 1600" svg:viewBox="0 0 586 1601">
          <text:p/>
        </draw:connector>
        <draw:connector draw:style-name="gr7" draw:text-style-name="P4" draw:layer="layout" draw:type="curve" svg:x1="11.6cm" svg:y1="6.709cm" svg:x2="10.402cm" svg:y2="6.709cm" draw:start-shape="id37" draw:start-glue-point="3" draw:end-shape="id38" draw:end-glue-point="1" svg:d="M11600 6709h-1198" svg:viewBox="0 0 1199 1">
          <text:p/>
        </draw:connector>
        <draw:custom-shape draw:style-name="gr50" draw:text-style-name="P9" xml:id="id37" draw:id="id37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0.402cm" svg:y1="6.709cm" svg:x2="10.402cm" svg:y2="8.309cm" draw:start-shape="id38" draw:start-glue-point="1" draw:end-shape="id34" draw:end-glue-point="1" svg:d="M10402 6709c780 0 780 1600 0 1600" svg:viewBox="0 0 586 1601">
          <text:p/>
        </draw:connector>
        <draw:custom-shape draw:style-name="gr51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4" draw:id="id44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0" draw:id="id40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1" draw:id="id41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3" draw:id="id43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39" draw:id="id39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8.3cm" svg:x2="19.102cm" svg:y2="9.9cm" draw:start-shape="id39" draw:start-glue-point="1" draw:end-shape="id40" svg:d="M19102 8300c780 0 780 1600 0 1600" svg:viewBox="0 0 586 1601">
          <text:p/>
        </draw:connector>
        <draw:connector draw:style-name="gr7" draw:text-style-name="P4" draw:layer="layout" draw:type="curve" svg:x1="19.102cm" svg:y1="9.9cm" svg:x2="19.102cm" svg:y2="11.5cm" draw:start-shape="id40" draw:start-glue-point="1" draw:end-shape="id41" draw:end-glue-point="1" svg:d="M19102 9900c780 0 780 1600 0 1600" svg:viewBox="0 0 586 1601">
          <text:p/>
        </draw:connector>
        <draw:connector draw:style-name="gr7" draw:text-style-name="P4" draw:layer="layout" draw:type="curve" svg:x1="20.3cm" svg:y1="6.7cm" svg:x2="19.102cm" svg:y2="6.7cm" draw:start-shape="id42" draw:start-glue-point="3" draw:end-shape="id43" draw:end-glue-point="1" svg:d="M20300 6700h-1198" svg:viewBox="0 0 1199 1">
          <text:p/>
        </draw:connector>
        <draw:custom-shape draw:style-name="gr50" draw:text-style-name="P9" xml:id="id42" draw:id="id42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6.7cm" svg:x2="19.102cm" svg:y2="8.3cm" draw:start-shape="id43" draw:start-glue-point="1" draw:end-shape="id39" draw:end-glue-point="1" svg:d="M19102 6700c780 0 780 1600 0 1600" svg:viewBox="0 0 586 1601">
          <text:p/>
        </draw:connector>
        <draw:custom-shape draw:style-name="gr51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11.5cm" svg:x2="19.102cm" svg:y2="13.1cm" draw:start-shape="id41" draw:start-glue-point="1" draw:end-shape="id44" draw:end-glue-point="1" svg:d="M19102 11500c780 0 780 1600 0 1600" svg:viewBox="0 0 586 1601">
          <text:p/>
        </draw:connector>
        <draw:custom-shape draw:style-name="gr51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1.6cm" svg:height="0.8cm" draw:transform="rotate (-0.00261799387799158) translate (8.805cm 17.008cm)">
          <text:p text:style-name="P7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1.6cm" svg:height="0.8cm" draw:transform="rotate (-0.00261799387799158) translate (17.502cm 17.009cm)">
          <text:p text:style-name="P7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quadratic probing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6" draw:id="id46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7" draw:id="id47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9" draw:id="id49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45" draw:id="id45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0.402cm" svg:y1="8.309cm" svg:x2="10.402cm" svg:y2="9.909cm" draw:start-shape="id45" draw:start-glue-point="1" draw:end-shape="id46" svg:d="M10402 8309c780 0 780 1600 0 1600" svg:viewBox="0 0 586 1601">
          <text:p/>
        </draw:connector>
        <draw:connector draw:style-name="gr7" draw:text-style-name="P4" draw:layer="layout" draw:type="curve" svg:x1="10.402cm" svg:y1="9.909cm" svg:x2="10.402cm" svg:y2="11.509cm" draw:start-shape="id46" draw:start-glue-point="1" draw:end-shape="id47" draw:end-glue-point="1" svg:d="M10402 9909c780 0 780 1600 0 1600" svg:viewBox="0 0 586 1601">
          <text:p/>
        </draw:connector>
        <draw:connector draw:style-name="gr7" draw:text-style-name="P4" draw:layer="layout" draw:type="curve" svg:x1="11.6cm" svg:y1="6.709cm" svg:x2="10.402cm" svg:y2="6.709cm" draw:start-shape="id48" draw:start-glue-point="3" draw:end-shape="id49" draw:end-glue-point="1" svg:d="M11600 6709h-1198" svg:viewBox="0 0 1199 1">
          <text:p/>
        </draw:connector>
        <draw:custom-shape draw:style-name="gr50" draw:text-style-name="P9" xml:id="id48" draw:id="id48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0.402cm" svg:y1="6.709cm" svg:x2="10.402cm" svg:y2="8.309cm" draw:start-shape="id49" draw:start-glue-point="1" draw:end-shape="id45" draw:end-glue-point="1" svg:d="M10402 6709c780 0 780 1600 0 1600" svg:viewBox="0 0 586 1601">
          <text:p/>
        </draw:connector>
        <draw:custom-shape draw:style-name="gr51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55" draw:id="id55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51" draw:id="id51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52" draw:id="id52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54" draw:id="id54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50" draw:id="id50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8.3cm" svg:x2="19.102cm" svg:y2="9.9cm" draw:start-shape="id50" draw:start-glue-point="1" draw:end-shape="id51" svg:d="M19102 8300c780 0 780 1600 0 1600" svg:viewBox="0 0 586 1601">
          <text:p/>
        </draw:connector>
        <draw:connector draw:style-name="gr7" draw:text-style-name="P4" draw:layer="layout" draw:type="curve" svg:x1="19.102cm" svg:y1="9.9cm" svg:x2="19.102cm" svg:y2="11.5cm" draw:start-shape="id51" draw:start-glue-point="1" draw:end-shape="id52" draw:end-glue-point="1" svg:d="M19102 9900c780 0 780 1600 0 1600" svg:viewBox="0 0 586 1601">
          <text:p/>
        </draw:connector>
        <draw:connector draw:style-name="gr7" draw:text-style-name="P4" draw:layer="layout" draw:type="curve" svg:x1="20.3cm" svg:y1="6.7cm" svg:x2="19.102cm" svg:y2="6.7cm" draw:start-shape="id53" draw:start-glue-point="3" draw:end-shape="id54" draw:end-glue-point="1" svg:d="M20300 6700h-1198" svg:viewBox="0 0 1199 1">
          <text:p/>
        </draw:connector>
        <draw:custom-shape draw:style-name="gr50" draw:text-style-name="P9" xml:id="id53" draw:id="id53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6.7cm" svg:x2="19.102cm" svg:y2="8.3cm" draw:start-shape="id54" draw:start-glue-point="1" draw:end-shape="id50" draw:end-glue-point="1" svg:d="M19102 6700c780 0 780 1600 0 1600" svg:viewBox="0 0 586 1601">
          <text:p/>
        </draw:connector>
        <draw:custom-shape draw:style-name="gr51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102cm" svg:y1="11.5cm" svg:x2="19.102cm" svg:y2="13.1cm" draw:start-shape="id52" draw:start-glue-point="1" draw:end-shape="id55" draw:end-glue-point="1" svg:d="M19102 11500c780 0 780 1600 0 1600" svg:viewBox="0 0 586 1601">
          <text:p/>
        </draw:connector>
        <draw:custom-shape draw:style-name="gr51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1.6cm" svg:height="0.8cm" draw:transform="rotate (-0.00261799387799158) translate (8.805cm 17.008cm)">
          <text:p text:style-name="P7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1.6cm" svg:height="0.8cm" draw:transform="rotate (-0.00261799387799158) translate (17.502cm 17.009cm)">
          <text:p text:style-name="P7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custom-shape draw:style-name="gr56" draw:text-style-name="P3" draw:layer="layout" svg:width="1.259cm" svg:height="1.261cm" svg:x="10.095cm" svg:y="6.869cm">
          <text:p text:style-name="P2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1.262cm" svg:height="1.261cm" draw:transform="rotate (-3.14159265358979) translate (12.616cm 8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109cm" svg:y1="7.5cm" svg:x2="13.878cm" svg:y2="7.499cm" draw:start-shape="id56" draw:start-glue-point="6" draw:end-shape="id57" draw:end-glue-point="3" svg:d="M12109 7500c1312 0 428-1 1769-1" svg:viewBox="0 0 1770 2">
          <text:p/>
        </draw:connector>
        <draw:custom-shape draw:style-name="gr34" draw:text-style-name="P6" xml:id="id56" draw:id="id56" draw:layer="layout" svg:width="0.25cm" svg:height="0.251cm" draw:transform="rotate (-3.14159265358979) translate (12.109cm 7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xml:id="id57" draw:id="id57" draw:layer="layout" svg:width="1.262cm" svg:height="1.261cm" svg:x="13.878cm" svg:y="6.869cm">
          <text:p text:style-name="P2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1.259cm" svg:height="1.261cm" draw:transform="rotate (-3.14159265358979) translate (16.399cm 8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5.895cm" svg:y1="7.501cm" svg:x2="17.661cm" svg:y2="7.501cm" draw:start-shape="id58" draw:start-glue-point="6" svg:d="M15895 7501h1766" svg:viewBox="0 0 1767 1">
          <text:p/>
        </draw:connector>
        <draw:custom-shape draw:style-name="gr34" draw:text-style-name="P6" xml:id="id58" draw:id="id58" draw:layer="layout" svg:width="0.253cm" svg:height="0.251cm" draw:transform="rotate (-3.14159265358979) translate (15.895cm 7.6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1.459cm" svg:height="1.261cm" svg:x="17.7cm" svg:y="6.8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.6cm" svg:height="1.6cm" draw:transform="rotate (-3.14159265358979) translate (9.002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7.5cm" svg:x2="10.095cm" svg:y2="7.499cm" draw:start-shape="id59" draw:start-glue-point="6" svg:d="M8326 7500c1702 0 818-1 1769-1" svg:viewBox="0 0 1770 2">
          <text:p/>
        </draw:connector>
        <draw:custom-shape draw:style-name="gr34" draw:text-style-name="P6" xml:id="id59" draw:id="id59" draw:layer="layout" svg:width="0.25cm" svg:height="0.251cm" draw:transform="rotate (-3.14159265358979) translate (8.326cm 7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1.459cm" svg:height="1.261cm" svg:x="10.1cm" svg:y="5.2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.6cm" svg:height="1.6cm" draw:transform="rotate (-3.14159265358979) translate (9.002cm 6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5.9cm" svg:x2="10.095cm" svg:y2="5.899cm" draw:start-shape="id60" draw:start-glue-point="6" svg:d="M8326 5900c1702 0 818-1 1769-1" svg:viewBox="0 0 1770 2">
          <text:p/>
        </draw:connector>
        <draw:custom-shape draw:style-name="gr34" draw:text-style-name="P6" xml:id="id60" draw:id="id60" draw:layer="layout" svg:width="0.25cm" svg:height="0.251cm" draw:transform="rotate (-3.14159265358979) translate (8.326cm 6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1.259cm" svg:height="1.261cm" svg:x="10.095cm" svg:y="10.069cm">
          <text:p text:style-name="P2"><text:span text:style-name="T2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1.262cm" svg:height="1.261cm" draw:transform="rotate (-3.14159265358979) translate (12.616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109cm" svg:y1="10.7cm" svg:x2="13.878cm" svg:y2="10.699cm" draw:start-shape="id61" draw:start-glue-point="6" draw:end-shape="id62" draw:end-glue-point="3" svg:d="M12109 10700c1312 0 428-1 1769-1" svg:viewBox="0 0 1770 2">
          <text:p/>
        </draw:connector>
        <draw:custom-shape draw:style-name="gr34" draw:text-style-name="P6" xml:id="id61" draw:id="id61" draw:layer="layout" svg:width="0.25cm" svg:height="0.251cm" draw:transform="rotate (-3.14159265358979) translate (12.109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xml:id="id62" draw:id="id62" draw:layer="layout" svg:width="1.262cm" svg:height="1.261cm" svg:x="13.878cm" svg:y="10.069cm">
          <text:p text:style-name="P2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1.259cm" svg:height="1.261cm" draw:transform="rotate (-3.14159265358979) translate (16.399cm 11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5.895cm" svg:y1="10.701cm" svg:x2="17.661cm" svg:y2="10.701cm" draw:start-shape="id63" draw:start-glue-point="6" draw:end-shape="id64" draw:end-glue-point="3" svg:d="M15895 10701h1766" svg:viewBox="0 0 1767 1">
          <text:p/>
        </draw:connector>
        <draw:custom-shape draw:style-name="gr34" draw:text-style-name="P6" xml:id="id63" draw:id="id63" draw:layer="layout" svg:width="0.253cm" svg:height="0.251cm" draw:transform="rotate (-3.14159265358979) translate (15.895cm 10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64" draw:id="id64" draw:layer="layout" svg:width="1.259cm" svg:height="1.261cm" svg:x="17.661cm" svg:y="10.071cm">
          <text:p text:style-name="P7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1.259cm" svg:height="1.261cm" svg:x="18.92cm" svg:y="1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xml:id="id65" draw:id="id65" draw:layer="layout" svg:width="0.253cm" svg:height="0.251cm" svg:x="19.424cm" svg:y="1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xml:id="id66" draw:id="id66" draw:layer="layout" svg:width="1.459cm" svg:height="1.261cm" svg:x="21.441cm" svg:y="10.0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9.677cm" svg:y1="10.703cm" svg:x2="21.441cm" svg:y2="10.7cm" draw:start-shape="id65" draw:start-glue-point="10" draw:end-shape="id66" draw:end-glue-point="3" svg:d="M19677 10703c1323 0 441-3 1764-3" svg:viewBox="0 0 1765 4">
          <text:p/>
        </draw:connector>
        <draw:custom-shape draw:style-name="gr59" draw:text-style-name="P5" draw:layer="layout" svg:width="1.6cm" svg:height="1.6cm" draw:transform="rotate (-3.14159265358979) translate (9.002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10.7cm" svg:x2="10.095cm" svg:y2="10.699cm" draw:start-shape="id67" draw:start-glue-point="6" svg:d="M8326 10700c1702 0 818-1 1769-1" svg:viewBox="0 0 1770 2">
          <text:p/>
        </draw:connector>
        <draw:custom-shape draw:style-name="gr34" draw:text-style-name="P6" xml:id="id67" draw:id="id67" draw:layer="layout" svg:width="0.25cm" svg:height="0.251cm" draw:transform="rotate (-3.14159265358979) translate (8.326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" draw:layer="layout" svg:width="1.6cm" svg:height="1.6cm" draw:transform="rotate (-3.14159265358979) translate (9.002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9.1cm" svg:x2="10.095cm" svg:y2="9.099cm" draw:start-shape="id68" draw:start-glue-point="6" svg:d="M8326 9100c1702 0 818-1 1769-1" svg:viewBox="0 0 1770 2">
          <text:p/>
        </draw:connector>
        <draw:custom-shape draw:style-name="gr34" draw:text-style-name="P6" xml:id="id68" draw:id="id68" draw:layer="layout" svg:width="0.25cm" svg:height="0.251cm" draw:transform="rotate (-3.14159265358979) translate (8.326cm 9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1.459cm" svg:height="1.261cm" svg:x="10.1cm" svg:y="13.2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.6cm" svg:height="1.6cm" draw:transform="rotate (-3.14159265358979) translate (9.002cm 14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13.9cm" svg:x2="10.095cm" svg:y2="13.899cm" draw:start-shape="id69" draw:start-glue-point="6" svg:d="M8326 13900c1702 0 818-1 1769-1" svg:viewBox="0 0 1770 2">
          <text:p/>
        </draw:connector>
        <draw:custom-shape draw:style-name="gr34" draw:text-style-name="P6" xml:id="id69" draw:id="id69" draw:layer="layout" svg:width="0.25cm" svg:height="0.251cm" draw:transform="rotate (-3.14159265358979) translate (8.326cm 14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1.459cm" svg:height="1.261cm" svg:x="10.1cm" svg:y="11.6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.6cm" svg:height="1.6cm" draw:transform="rotate (-3.14159265358979) translate (9.002cm 1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12.3cm" svg:x2="10.095cm" svg:y2="12.299cm" draw:start-shape="id70" draw:start-glue-point="6" svg:d="M8326 12300c1702 0 818-1 1769-1" svg:viewBox="0 0 1770 2">
          <text:p/>
        </draw:connector>
        <draw:custom-shape draw:style-name="gr34" draw:text-style-name="P6" xml:id="id70" draw:id="id70" draw:layer="layout" svg:width="0.25cm" svg:height="0.251cm" draw:transform="rotate (-3.14159265358979) translate (8.326cm 12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1.259cm" svg:height="1.261cm" svg:x="10.095cm" svg:y="14.869cm">
          <text:p text:style-name="P2"><text:span text:style-name="T2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1.262cm" svg:height="1.261cm" draw:transform="rotate (-3.14159265358979) translate (12.616cm 16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109cm" svg:y1="15.5cm" svg:x2="13.878cm" svg:y2="15.499cm" draw:start-shape="id71" draw:start-glue-point="6" draw:end-shape="id72" draw:end-glue-point="3" svg:d="M12109 15500c1312 0 428-1 1769-1" svg:viewBox="0 0 1770 2">
          <text:p/>
        </draw:connector>
        <draw:custom-shape draw:style-name="gr34" draw:text-style-name="P6" xml:id="id71" draw:id="id71" draw:layer="layout" svg:width="0.25cm" svg:height="0.251cm" draw:transform="rotate (-3.14159265358979) translate (12.109cm 15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xml:id="id72" draw:id="id72" draw:layer="layout" svg:width="1.262cm" svg:height="1.261cm" svg:x="13.878cm" svg:y="14.869cm">
          <text:p text:style-name="P2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1.259cm" svg:height="1.261cm" draw:transform="rotate (-3.14159265358979) translate (16.399cm 16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5.895cm" svg:y1="15.501cm" svg:x2="17.661cm" svg:y2="15.501cm" draw:start-shape="id73" draw:start-glue-point="6" svg:d="M15895 15501h1766" svg:viewBox="0 0 1767 1">
          <text:p/>
        </draw:connector>
        <draw:custom-shape draw:style-name="gr34" draw:text-style-name="P6" xml:id="id73" draw:id="id73" draw:layer="layout" svg:width="0.253cm" svg:height="0.251cm" draw:transform="rotate (-3.14159265358979) translate (15.895cm 15.6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1.459cm" svg:height="1.261cm" svg:x="17.641cm" svg:y="14.87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1.6cm" svg:height="1.6cm" draw:transform="rotate (-3.14159265358979) translate (9.002cm 16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326cm" svg:y1="15.5cm" svg:x2="10.095cm" svg:y2="15.499cm" draw:start-shape="id74" draw:start-glue-point="6" svg:d="M8326 15500c1702 0 818-1 1769-1" svg:viewBox="0 0 1770 2">
          <text:p/>
        </draw:connector>
        <draw:custom-shape draw:style-name="gr34" draw:text-style-name="P6" xml:id="id74" draw:id="id74" draw:layer="layout" svg:width="0.25cm" svg:height="0.251cm" draw:transform="rotate (-3.14159265358979) translate (8.326cm 15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draw:layer="layout" svg:width="0.9cm" svg:height="1.6cm" svg:x="6.202cm" svg:y="5.1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01cm" svg:y="6.7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01cm" svg:y="8.3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cm" svg:y="9.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02cm" svg:y="11.5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01cm" svg:y="13.1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draw:layer="layout" svg:width="0.9cm" svg:height="1.6cm" svg:x="6.201cm" svg:y="14.7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1.259cm" svg:height="1.261cm" svg:x="10.084cm" svg:y="8.458cm">
          <text:p text:style-name="P2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draw:layer="layout" svg:width="1.262cm" svg:height="1.261cm" draw:transform="rotate (-3.14159265358979) translate (12.605cm 9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098cm" svg:y1="9.089cm" svg:x2="13.867cm" svg:y2="9.088cm" draw:start-shape="id75" draw:start-glue-point="6" svg:d="M12098 9089c1702 0 818-1 1769-1" svg:viewBox="0 0 1770 2">
          <text:p/>
        </draw:connector>
        <draw:custom-shape draw:style-name="gr34" draw:text-style-name="P6" xml:id="id75" draw:id="id75" draw:layer="layout" svg:width="0.25cm" svg:height="0.251cm" draw:transform="rotate (-3.14159265358979) translate (12.098cm 9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1.459cm" svg:height="1.261cm" svg:x="13.889cm" svg:y="8.489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5.5cm" svg:height="1.6cm" svg:x="0cm" svg:y="-2.2cm">
          <text:p text:style-name="P1"><text:span text:style-name="T1">Separate chaining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6cm" svg:height="0.802cm" draw:transform="rotate (-0.00261799387799158) translate (7.4cm 16.294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EAP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g>
          <draw:custom-shape draw:style-name="gr71" draw:text-style-name="P9" xml:id="id76" draw:id="id76" draw:layer="layout" svg:width="1.5cm" svg:height="1.5cm" svg:x="8.1cm" svg:y="7.30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77" draw:id="id77" draw:layer="layout" svg:width="1.5cm" svg:height="1.5cm" svg:x="7cm" svg:y="9.802cm">
            <text:p text:style-name="P10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8.319cm" svg:y1="8.582cm" svg:x2="7.75cm" svg:y2="9.802cm" draw:start-shape="id76" draw:start-glue-point="7" draw:end-shape="id77" draw:end-glue-point="4" svg:d="M8319 8582l-569 1220" svg:viewBox="0 0 570 1221">
            <text:p/>
          </draw:connector>
          <draw:custom-shape draw:style-name="gr71" draw:text-style-name="P9" xml:id="id78" draw:id="id78" draw:layer="layout" svg:width="1.5cm" svg:height="1.5cm" svg:x="9.199cm" svg:y="9.802cm">
            <text:p text:style-name="P10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9.381cm" svg:y1="8.582cm" svg:x2="9.95cm" svg:y2="9.802cm" draw:start-shape="id76" draw:start-glue-point="9" draw:end-shape="id78" draw:end-glue-point="4" svg:d="M9381 8582l569 1220" svg:viewBox="0 0 570 1221">
            <text:p/>
          </draw:connector>
          <draw:custom-shape draw:style-name="gr71" draw:text-style-name="P9" xml:id="id79" draw:id="id79" draw:layer="layout" svg:width="1.5cm" svg:height="1.5cm" svg:x="10.199cm" svg:y="5.1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79" draw:start-glue-point="7" draw:end-shape="id76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79" draw:start-glue-point="9" draw:end-shape="id80" draw:end-glue-point="4" svg:d="M11480 6381l1569 922" svg:viewBox="0 0 1570 923">
            <text:p/>
          </draw:connector>
          <draw:custom-shape draw:style-name="gr71" draw:text-style-name="P9" xml:id="id80" draw:id="id80" draw:layer="layout" svg:width="1.5cm" svg:height="1.5cm" svg:x="12.299cm" svg:y="7.303cm">
            <text:p text:style-name="P10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81" draw:id="id81" draw:layer="layout" svg:width="1.5cm" svg:height="1.5cm" svg:x="11.199cm" svg:y="9.804cm">
            <text:p text:style-name="P10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80" draw:start-glue-point="7" draw:end-shape="id81" draw:end-glue-point="4" svg:d="M12518 8584l-569 1220" svg:viewBox="0 0 570 1221">
            <text:p/>
          </draw:connector>
          <draw:custom-shape draw:style-name="gr71" draw:text-style-name="P9" xml:id="id82" draw:id="id82" draw:layer="layout" svg:width="1.5cm" svg:height="1.5cm" svg:x="13.398cm" svg:y="9.804cm">
            <text:p text:style-name="P10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3.58cm" svg:y1="8.584cm" svg:x2="14.149cm" svg:y2="9.804cm" draw:start-shape="id80" draw:start-glue-point="9" draw:end-shape="id82" draw:end-glue-point="4" svg:d="M13580 8584l569 1220" svg:viewBox="0 0 570 1221">
            <text:p/>
          </draw:connector>
          <draw:custom-shape draw:style-name="gr71" draw:text-style-name="P9" xml:id="id83" draw:id="id83" draw:layer="layout" svg:width="1.5cm" svg:height="1.5cm" svg:x="16.502cm" svg:y="7.302cm">
            <text:p text:style-name="P10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84" draw:id="id84" draw:layer="layout" svg:width="1.5cm" svg:height="1.5cm" svg:x="15.402cm" svg:y="9.803cm">
            <text:p text:style-name="P10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83" draw:start-glue-point="7" draw:end-shape="id84" draw:end-glue-point="4" svg:d="M16721 8583l-569 1220" svg:viewBox="0 0 570 1221">
            <text:p/>
          </draw:connector>
          <draw:custom-shape draw:style-name="gr71" draw:text-style-name="P9" xml:id="id85" draw:id="id85" draw:layer="layout" svg:width="1.5cm" svg:height="1.5cm" svg:x="18.601cm" svg:y="5.101cm">
            <text:p text:style-name="P10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85" draw:start-glue-point="7" draw:end-shape="id83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85" draw:start-glue-point="9" draw:end-shape="id86" draw:end-glue-point="4" svg:d="M19882 6382l1569 922" svg:viewBox="0 0 1570 923">
            <text:p/>
          </draw:connector>
          <draw:custom-shape draw:style-name="gr71" draw:text-style-name="P9" xml:id="id86" draw:id="id86" draw:layer="layout" svg:width="1.5cm" svg:height="1.5cm" svg:x="20.701cm" svg:y="7.304cm">
            <text:p text:style-name="P10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4.619cm" svg:y1="4.481cm" svg:x2="10.949cm" svg:y2="5.1cm" draw:start-shape="id87" draw:start-glue-point="7" draw:end-shape="id79" draw:end-glue-point="4" svg:d="M14619 4481l-3670 619" svg:viewBox="0 0 3671 620">
            <text:p/>
          </draw:connector>
          <draw:custom-shape draw:style-name="gr71" draw:text-style-name="P9" xml:id="id87" draw:id="id87" draw:layer="layout" svg:width="1.5cm" svg:height="1.5cm" svg:x="14.4cm" svg:y="3.2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87" draw:start-glue-point="9" draw:end-shape="id85" draw:end-glue-point="4" svg:d="M15681 4481l3670 620" svg:viewBox="0 0 3671 621">
            <text:p/>
          </draw:connector>
        </draw:g>
        <draw:custom-shape draw:style-name="gr49" draw:text-style-name="P1" draw:layer="layout" svg:width="5.5cm" svg:height="1.6cm" svg:x="0cm" svg:y="-2.2cm">
          <text:p text:style-name="P1"><text:span text:style-name="T1">Min heap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9" xml:id="id88" draw:id="id88" draw:layer="layout" svg:width="1.5cm" svg:height="1.5cm" svg:x="8.1cm" svg:y="5.601cm">
            <text:p text:style-name="P1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89" draw:id="id89" draw:layer="layout" svg:width="1.5cm" svg:height="1.5cm" svg:x="7cm" svg:y="8.102cm">
            <text:p text:style-name="P10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8.319cm" svg:y1="6.882cm" svg:x2="7.75cm" svg:y2="8.102cm" draw:start-shape="id88" draw:start-glue-point="7" draw:end-shape="id89" draw:end-glue-point="4" svg:d="M8319 6882l-569 1220" svg:viewBox="0 0 570 1221">
            <text:p/>
          </draw:connector>
          <draw:custom-shape draw:style-name="gr71" draw:text-style-name="P9" xml:id="id90" draw:id="id90" draw:layer="layout" svg:width="1.5cm" svg:height="1.5cm" svg:x="9.199cm" svg:y="8.102cm">
            <text:p text:style-name="P10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9.381cm" svg:y1="6.882cm" svg:x2="9.95cm" svg:y2="8.102cm" draw:start-shape="id88" draw:start-glue-point="9" draw:end-shape="id90" draw:end-glue-point="4" svg:d="M9381 6882l569 1220" svg:viewBox="0 0 570 1221">
            <text:p/>
          </draw:connector>
          <draw:custom-shape draw:style-name="gr71" draw:text-style-name="P9" xml:id="id91" draw:id="id91" draw:layer="layout" svg:width="1.5cm" svg:height="1.5cm" svg:x="10.199cm" svg:y="3.4cm">
            <text:p text:style-name="P10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4.681cm" svg:x2="8.85cm" svg:y2="5.601cm" draw:start-shape="id91" draw:start-glue-point="7" draw:end-shape="id88" draw:end-glue-point="4" svg:d="M10418 4681l-1568 920" svg:viewBox="0 0 1569 921">
            <text:p/>
          </draw:connector>
          <draw:connector draw:style-name="gr7" draw:text-style-name="P4" draw:layer="layout" draw:type="line" svg:x1="11.48cm" svg:y1="4.681cm" svg:x2="13.049cm" svg:y2="5.603cm" draw:start-shape="id91" draw:start-glue-point="9" draw:end-shape="id92" draw:end-glue-point="4" svg:d="M11480 4681l1569 922" svg:viewBox="0 0 1570 923">
            <text:p/>
          </draw:connector>
          <draw:custom-shape draw:style-name="gr71" draw:text-style-name="P9" xml:id="id92" draw:id="id92" draw:layer="layout" svg:width="1.5cm" svg:height="1.5cm" svg:x="12.299cm" svg:y="5.603cm">
            <text:p text:style-name="P10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93" draw:id="id93" draw:layer="layout" svg:width="1.5cm" svg:height="1.5cm" svg:x="11.199cm" svg:y="8.104cm">
            <text:p text:style-name="P10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6.884cm" svg:x2="11.949cm" svg:y2="8.104cm" draw:start-shape="id92" draw:start-glue-point="7" draw:end-shape="id93" draw:end-glue-point="4" svg:d="M12518 6884l-569 1220" svg:viewBox="0 0 570 1221">
            <text:p/>
          </draw:connector>
          <draw:custom-shape draw:style-name="gr71" draw:text-style-name="P9" xml:id="id94" draw:id="id94" draw:layer="layout" svg:width="1.5cm" svg:height="1.5cm" svg:x="13.398cm" svg:y="8.104cm">
            <text:p text:style-name="P10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3.58cm" svg:y1="6.884cm" svg:x2="14.149cm" svg:y2="8.104cm" draw:start-shape="id92" draw:start-glue-point="9" draw:end-shape="id94" draw:end-glue-point="4" svg:d="M13580 6884l569 1220" svg:viewBox="0 0 570 1221">
            <text:p/>
          </draw:connector>
          <draw:custom-shape draw:style-name="gr71" draw:text-style-name="P9" xml:id="id95" draw:id="id95" draw:layer="layout" svg:width="1.5cm" svg:height="1.5cm" svg:x="16.502cm" svg:y="5.602cm">
            <text:p text:style-name="P10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xml:id="id96" draw:id="id96" draw:layer="layout" svg:width="1.5cm" svg:height="1.5cm" svg:x="15.402cm" svg:y="8.103cm">
            <text:p text:style-name="P10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6.883cm" svg:x2="16.152cm" svg:y2="8.103cm" draw:start-shape="id95" draw:start-glue-point="7" draw:end-shape="id96" draw:end-glue-point="4" svg:d="M16721 6883l-569 1220" svg:viewBox="0 0 570 1221">
            <text:p/>
          </draw:connector>
          <draw:custom-shape draw:style-name="gr71" draw:text-style-name="P9" xml:id="id97" draw:id="id97" draw:layer="layout" svg:width="1.5cm" svg:height="1.5cm" svg:x="18.601cm" svg:y="3.401cm">
            <text:p text:style-name="P10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4.682cm" svg:x2="17.252cm" svg:y2="5.602cm" draw:start-shape="id97" draw:start-glue-point="7" draw:end-shape="id95" draw:end-glue-point="4" svg:d="M18820 4682l-1568 920" svg:viewBox="0 0 1569 921">
            <text:p/>
          </draw:connector>
          <draw:connector draw:style-name="gr7" draw:text-style-name="P4" draw:layer="layout" draw:type="line" svg:x1="19.882cm" svg:y1="4.682cm" svg:x2="21.451cm" svg:y2="5.604cm" draw:start-shape="id97" draw:start-glue-point="9" draw:end-shape="id98" draw:end-glue-point="4" svg:d="M19882 4682l1569 922" svg:viewBox="0 0 1570 923">
            <text:p/>
          </draw:connector>
          <draw:custom-shape draw:style-name="gr71" draw:text-style-name="P9" xml:id="id98" draw:id="id98" draw:layer="layout" svg:width="1.5cm" svg:height="1.5cm" svg:x="20.701cm" svg:y="5.604cm">
            <text:p text:style-name="P10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4.619cm" svg:y1="2.781cm" svg:x2="11.48cm" svg:y2="3.619cm" draw:start-shape="id99" draw:start-glue-point="7" draw:end-shape="id91" draw:end-glue-point="11" svg:d="M14619 2781l-3139 838" svg:viewBox="0 0 3140 839">
            <text:p/>
          </draw:connector>
          <draw:custom-shape draw:style-name="gr71" draw:text-style-name="P9" xml:id="id99" draw:id="id99" draw:layer="layout" svg:width="1.5cm" svg:height="1.5cm" svg:x="14.4cm" svg:y="1.5cm">
            <text:p text:style-name="P10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2.781cm" svg:x2="18.82cm" svg:y2="3.62cm" draw:start-shape="id99" draw:start-glue-point="9" draw:end-shape="id97" draw:end-glue-point="5" svg:d="M15681 2781l3139 839" svg:viewBox="0 0 3140 840">
            <text:p/>
          </draw:connector>
          <draw:custom-shape draw:style-name="gr71" draw:text-style-name="P9" xml:id="id100" draw:id="id100" draw:layer="layout" svg:width="1.5cm" svg:height="1.5cm" svg:x="17.599cm" svg:y="8.103cm">
            <text:p text:style-name="P10">5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6.883cm" svg:x2="18.35cm" svg:y2="8.103cm" draw:start-shape="id95" draw:start-glue-point="9" draw:end-shape="id100" draw:end-glue-point="4" svg:d="M17783 6883l567 1220" svg:viewBox="0 0 568 1221">
            <text:p/>
          </draw:connector>
          <draw:connector draw:style-name="gr72" draw:text-style-name="P4" draw:layer="layout" draw:type="curve" svg:x1="16.721cm" svg:y1="5.821cm" svg:x2="18.601cm" svg:y2="4.151cm" draw:start-shape="id95" draw:start-glue-point="5" draw:end-shape="id97" draw:end-glue-point="6" svg:d="M16721 5821c0-1114 626-1670 1880-1670" svg:viewBox="0 0 1881 1671">
            <text:p/>
          </draw:connector>
          <draw:connector draw:style-name="gr72" draw:text-style-name="P4" draw:layer="layout" draw:type="curve" svg:x1="18.002cm" svg:y1="6.352cm" svg:x2="18.881cm" svg:y2="8.322cm" draw:start-shape="id95" draw:start-glue-point="10" draw:end-shape="id100" draw:end-glue-point="5" svg:d="M18002 6352c586 0 879 656 879 1970" svg:viewBox="0 0 880 1971">
            <text:p/>
          </draw:connector>
          <draw:custom-shape draw:style-name="gr73" draw:text-style-name="P3" draw:layer="layout" svg:width="2.359cm" svg:height="0.861cm" svg:x="19.341cm" svg:y="8.739cm">
            <text:p text:style-name="P2"><text:span text:style-name="T2">insert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1.719cm" svg:height="0.861cm" svg:x="18.781cm" svg:y="6.2cm">
            <text:p text:style-name="P2"><text:span text:style-name="T2">5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1.719cm" svg:height="0.861cm" svg:x="15.4cm" svg:y="3.8cm">
            <text:p text:style-name="P2"><text:span text:style-name="T2">5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1" draw:text-style-name="P9" xml:id="id101" draw:id="id101" draw:layer="layout" svg:width="1.5cm" svg:height="1.5cm" svg:x="8.101cm" svg:y="14.997cm">
              <text:p text:style-name="P10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9" xml:id="id102" draw:id="id102" draw:layer="layout" svg:width="1.5cm" svg:height="1.5cm" svg:x="7.001cm" svg:y="17.498cm">
              <text:p text:style-name="P10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8.32cm" svg:y1="16.278cm" svg:x2="7.751cm" svg:y2="17.498cm" draw:start-shape="id101" draw:start-glue-point="7" draw:end-shape="id102" draw:end-glue-point="4" svg:d="M8320 16278l-569 1220" svg:viewBox="0 0 570 1221">
              <text:p/>
            </draw:connector>
            <draw:custom-shape draw:style-name="gr71" draw:text-style-name="P9" xml:id="id103" draw:id="id103" draw:layer="layout" svg:width="1.5cm" svg:height="1.5cm" svg:x="9.2cm" svg:y="17.498cm">
              <text:p text:style-name="P10">17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9.382cm" svg:y1="16.278cm" svg:x2="9.951cm" svg:y2="17.498cm" draw:start-shape="id101" draw:start-glue-point="9" draw:end-shape="id103" draw:end-glue-point="4" svg:d="M9382 16278l569 1220" svg:viewBox="0 0 570 1221">
              <text:p/>
            </draw:connector>
            <draw:custom-shape draw:style-name="gr71" draw:text-style-name="P9" xml:id="id104" draw:id="id104" draw:layer="layout" svg:width="1.5cm" svg:height="1.5cm" svg:x="10.2cm" svg:y="12.796cm">
              <text:p text:style-name="P10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0.419cm" svg:y1="14.077cm" svg:x2="8.851cm" svg:y2="14.997cm" draw:start-shape="id104" draw:start-glue-point="7" draw:end-shape="id101" draw:end-glue-point="4" svg:d="M10419 14077l-1568 920" svg:viewBox="0 0 1569 921">
              <text:p/>
            </draw:connector>
            <draw:connector draw:style-name="gr7" draw:text-style-name="P4" draw:layer="layout" draw:type="line" svg:x1="11.481cm" svg:y1="14.077cm" svg:x2="13.05cm" svg:y2="14.999cm" draw:start-shape="id104" draw:start-glue-point="9" draw:end-shape="id105" draw:end-glue-point="4" svg:d="M11481 14077l1569 922" svg:viewBox="0 0 1570 923">
              <text:p/>
            </draw:connector>
            <draw:custom-shape draw:style-name="gr71" draw:text-style-name="P9" xml:id="id105" draw:id="id105" draw:layer="layout" svg:width="1.5cm" svg:height="1.5cm" svg:x="12.3cm" svg:y="14.999cm">
              <text:p text:style-name="P10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9" xml:id="id106" draw:id="id106" draw:layer="layout" svg:width="1.5cm" svg:height="1.5cm" svg:x="11.2cm" svg:y="17.5cm">
              <text:p text:style-name="P10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2.519cm" svg:y1="16.28cm" svg:x2="11.95cm" svg:y2="17.5cm" draw:start-shape="id105" draw:start-glue-point="7" draw:end-shape="id106" draw:end-glue-point="4" svg:d="M12519 16280l-569 1220" svg:viewBox="0 0 570 1221">
              <text:p/>
            </draw:connector>
            <draw:custom-shape draw:style-name="gr71" draw:text-style-name="P9" xml:id="id107" draw:id="id107" draw:layer="layout" svg:width="1.5cm" svg:height="1.5cm" svg:x="13.399cm" svg:y="17.5cm">
              <text:p text:style-name="P10">11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3.581cm" svg:y1="16.28cm" svg:x2="14.15cm" svg:y2="17.5cm" draw:start-shape="id105" draw:start-glue-point="9" draw:end-shape="id107" draw:end-glue-point="4" svg:d="M13581 16280l569 1220" svg:viewBox="0 0 570 1221">
              <text:p/>
            </draw:connector>
            <draw:custom-shape draw:style-name="gr71" draw:text-style-name="P9" xml:id="id108" draw:id="id108" draw:layer="layout" svg:width="1.5cm" svg:height="1.5cm" svg:x="16.503cm" svg:y="14.998cm">
              <text:p text:style-name="P10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9" xml:id="id109" draw:id="id109" draw:layer="layout" svg:width="1.5cm" svg:height="1.5cm" svg:x="15.403cm" svg:y="17.499cm">
              <text:p text:style-name="P10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6.722cm" svg:y1="16.279cm" svg:x2="16.153cm" svg:y2="17.499cm" draw:start-shape="id108" draw:start-glue-point="7" draw:end-shape="id109" draw:end-glue-point="4" svg:d="M16722 16279l-569 1220" svg:viewBox="0 0 570 1221">
              <text:p/>
            </draw:connector>
            <draw:custom-shape draw:style-name="gr71" draw:text-style-name="P9" xml:id="id110" draw:id="id110" draw:layer="layout" svg:width="1.5cm" svg:height="1.5cm" svg:x="18.602cm" svg:y="12.797cm">
              <text:p text:style-name="P10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8.821cm" svg:y1="14.078cm" svg:x2="17.253cm" svg:y2="14.998cm" draw:start-shape="id110" draw:start-glue-point="7" draw:end-shape="id108" draw:end-glue-point="4" svg:d="M18821 14078l-1568 920" svg:viewBox="0 0 1569 921">
              <text:p/>
            </draw:connector>
            <draw:connector draw:style-name="gr7" draw:text-style-name="P4" draw:layer="layout" draw:type="line" svg:x1="19.883cm" svg:y1="14.078cm" svg:x2="21.452cm" svg:y2="15cm" draw:start-shape="id110" draw:start-glue-point="9" draw:end-shape="id111" draw:end-glue-point="4" svg:d="M19883 14078l1569 922" svg:viewBox="0 0 1570 923">
              <text:p/>
            </draw:connector>
            <draw:custom-shape draw:style-name="gr71" draw:text-style-name="P9" xml:id="id111" draw:id="id111" draw:layer="layout" svg:width="1.5cm" svg:height="1.5cm" svg:x="20.702cm" svg:y="15cm">
              <text:p text:style-name="P10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4.62cm" svg:y1="12.177cm" svg:x2="11.481cm" svg:y2="13.015cm" draw:start-shape="id112" draw:start-glue-point="7" draw:end-shape="id104" draw:end-glue-point="11" svg:d="M14620 12177l-3139 838" svg:viewBox="0 0 3140 839">
              <text:p/>
            </draw:connector>
            <draw:custom-shape draw:style-name="gr71" draw:text-style-name="P9" xml:id="id112" draw:id="id112" draw:layer="layout" svg:width="1.5cm" svg:height="1.5cm" svg:x="14.401cm" svg:y="10.896cm">
              <text:p text:style-name="P10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5.682cm" svg:y1="12.177cm" svg:x2="18.821cm" svg:y2="13.016cm" draw:start-shape="id112" draw:start-glue-point="9" draw:end-shape="id110" draw:end-glue-point="5" svg:d="M15682 12177l3139 839" svg:viewBox="0 0 3140 840">
              <text:p/>
            </draw:connector>
            <draw:custom-shape draw:style-name="gr71" draw:text-style-name="P9" xml:id="id113" draw:id="id113" draw:layer="layout" svg:width="1.5cm" svg:height="1.5cm" svg:x="17.6cm" svg:y="17.499cm">
              <text:p text:style-name="P10">9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4" draw:layer="layout" draw:type="line" svg:x1="17.784cm" svg:y1="16.279cm" svg:x2="18.351cm" svg:y2="17.499cm" draw:start-shape="id108" draw:start-glue-point="9" draw:end-shape="id113" draw:end-glue-point="4" svg:d="M17784 16279l567 1220" svg:viewBox="0 0 568 1221">
              <text:p/>
            </draw:connector>
          </draw:g>
          <draw:custom-shape draw:style-name="gr76" draw:text-style-name="P3" draw:layer="layout" svg:width="2.359cm" svg:height="0.861cm" svg:x="5.1cm" svg:y="5.122cm">
            <text:p text:style-name="P2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" draw:layer="layout" svg:width="2.359cm" svg:height="0.861cm" svg:x="5.1cm" svg:y="14.518cm">
            <text:p text:style-name="P2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3" draw:layer="layout" svg:width="2.359cm" svg:height="0.861cm" svg:x="20.326cm" svg:y="12.35cm">
            <text:p text:style-name="P2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6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9" xml:id="id114" draw:id="id114" draw:layer="layout" svg:width="1.5cm" svg:height="1.5cm" svg:x="8.1cm" svg:y="5.601cm">
          <text:p text:style-name="P1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115" draw:id="id115" draw:layer="layout" svg:width="1.5cm" svg:height="1.5cm" svg:x="7cm" svg:y="8.102cm">
          <text:p text:style-name="P10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8.319cm" svg:y1="6.882cm" svg:x2="7.75cm" svg:y2="8.102cm" draw:start-shape="id114" draw:start-glue-point="7" draw:end-shape="id115" draw:end-glue-point="4" svg:d="M8319 6882l-569 1220" svg:viewBox="0 0 570 1221">
          <text:p/>
        </draw:connector>
        <draw:custom-shape draw:style-name="gr71" draw:text-style-name="P9" xml:id="id116" draw:id="id116" draw:layer="layout" svg:width="1.5cm" svg:height="1.5cm" svg:x="9.199cm" svg:y="8.102cm">
          <text:p text:style-name="P10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9.381cm" svg:y1="6.882cm" svg:x2="9.95cm" svg:y2="8.102cm" draw:start-shape="id114" draw:start-glue-point="9" draw:end-shape="id116" draw:end-glue-point="4" svg:d="M9381 6882l569 1220" svg:viewBox="0 0 570 1221">
          <text:p/>
        </draw:connector>
        <draw:custom-shape draw:style-name="gr71" draw:text-style-name="P9" xml:id="id117" draw:id="id117" draw:layer="layout" svg:width="1.5cm" svg:height="1.5cm" svg:x="10.199cm" svg:y="3.4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0.418cm" svg:y1="4.681cm" svg:x2="8.85cm" svg:y2="5.601cm" draw:start-shape="id117" draw:start-glue-point="7" draw:end-shape="id114" draw:end-glue-point="4" svg:d="M10418 4681l-1568 920" svg:viewBox="0 0 1569 921">
          <text:p/>
        </draw:connector>
        <draw:connector draw:style-name="gr7" draw:text-style-name="P4" draw:layer="layout" draw:type="line" svg:x1="11.48cm" svg:y1="4.681cm" svg:x2="13.049cm" svg:y2="5.603cm" draw:start-shape="id117" draw:start-glue-point="9" draw:end-shape="id118" draw:end-glue-point="4" svg:d="M11480 4681l1569 922" svg:viewBox="0 0 1570 923">
          <text:p/>
        </draw:connector>
        <draw:custom-shape draw:style-name="gr71" draw:text-style-name="P9" xml:id="id118" draw:id="id118" draw:layer="layout" svg:width="1.5cm" svg:height="1.5cm" svg:x="12.299cm" svg:y="5.603cm">
          <text:p text:style-name="P1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119" draw:id="id119" draw:layer="layout" svg:width="1.5cm" svg:height="1.5cm" svg:x="11.199cm" svg:y="8.104cm">
          <text:p text:style-name="P10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.518cm" svg:y1="6.884cm" svg:x2="11.949cm" svg:y2="8.104cm" draw:start-shape="id118" draw:start-glue-point="7" draw:end-shape="id119" draw:end-glue-point="4" svg:d="M12518 6884l-569 1220" svg:viewBox="0 0 570 1221">
          <text:p/>
        </draw:connector>
        <draw:custom-shape draw:style-name="gr71" draw:text-style-name="P9" xml:id="id120" draw:id="id120" draw:layer="layout" svg:width="1.5cm" svg:height="1.5cm" svg:x="13.398cm" svg:y="8.104cm">
          <text:p text:style-name="P10">11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3.58cm" svg:y1="6.884cm" svg:x2="14.149cm" svg:y2="8.104cm" draw:start-shape="id118" draw:start-glue-point="9" draw:end-shape="id120" draw:end-glue-point="4" svg:d="M13580 6884l569 1220" svg:viewBox="0 0 570 1221">
          <text:p/>
        </draw:connector>
        <draw:custom-shape draw:style-name="gr71" draw:text-style-name="P9" xml:id="id121" draw:id="id121" draw:layer="layout" svg:width="1.5cm" svg:height="1.5cm" svg:x="16.502cm" svg:y="5.602cm">
          <text:p text:style-name="P10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122" draw:id="id122" draw:layer="layout" svg:width="1.5cm" svg:height="1.5cm" svg:x="15.402cm" svg:y="8.103cm">
          <text:p text:style-name="P10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6.721cm" svg:y1="6.883cm" svg:x2="16.152cm" svg:y2="8.103cm" draw:start-shape="id121" draw:start-glue-point="7" draw:end-shape="id122" draw:end-glue-point="4" svg:d="M16721 6883l-569 1220" svg:viewBox="0 0 570 1221">
          <text:p/>
        </draw:connector>
        <draw:custom-shape draw:style-name="gr71" draw:text-style-name="P9" xml:id="id123" draw:id="id123" draw:layer="layout" svg:width="1.5cm" svg:height="1.5cm" svg:x="18.601cm" svg:y="3.401cm">
          <text:p text:style-name="P10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82cm" svg:y1="4.682cm" svg:x2="17.252cm" svg:y2="5.602cm" draw:start-shape="id123" draw:start-glue-point="7" draw:end-shape="id121" draw:end-glue-point="4" svg:d="M18820 4682l-1568 920" svg:viewBox="0 0 1569 921">
          <text:p/>
        </draw:connector>
        <draw:connector draw:style-name="gr7" draw:text-style-name="P4" draw:layer="layout" draw:type="line" svg:x1="19.882cm" svg:y1="4.682cm" svg:x2="21.451cm" svg:y2="5.604cm" draw:start-shape="id123" draw:start-glue-point="9" draw:end-shape="id124" draw:end-glue-point="4" svg:d="M19882 4682l1569 922" svg:viewBox="0 0 1570 923">
          <text:p/>
        </draw:connector>
        <draw:custom-shape draw:style-name="gr71" draw:text-style-name="P9" xml:id="id124" draw:id="id124" draw:layer="layout" svg:width="1.5cm" svg:height="1.5cm" svg:x="20.701cm" svg:y="5.604cm">
          <text:p text:style-name="P10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619cm" svg:y1="2.781cm" svg:x2="11.48cm" svg:y2="3.619cm" draw:start-shape="id125" draw:start-glue-point="7" draw:end-shape="id117" draw:end-glue-point="11" svg:d="M14619 2781l-3139 838" svg:viewBox="0 0 3140 839">
          <text:p/>
        </draw:connector>
        <draw:custom-shape draw:style-name="gr71" draw:text-style-name="P9" xml:id="id125" draw:id="id125" draw:layer="layout" svg:width="1.5cm" svg:height="1.5cm" svg:x="14.4cm" svg:y="1.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5.681cm" svg:y1="2.781cm" svg:x2="18.82cm" svg:y2="3.62cm" draw:start-shape="id125" draw:start-glue-point="9" draw:end-shape="id123" draw:end-glue-point="5" svg:d="M15681 2781l3139 839" svg:viewBox="0 0 3140 840">
          <text:p/>
        </draw:connector>
        <draw:connector draw:style-name="gr72" draw:text-style-name="P4" draw:layer="layout" draw:type="curve" svg:x1="10.949cm" svg:y1="3.4cm" svg:x2="14.4cm" svg:y2="2.25cm" draw:start-shape="id117" draw:start-glue-point="4" draw:end-shape="id125" draw:end-glue-point="6" svg:d="M10949 3400c0-767 1150-1150 3451-1150" svg:viewBox="0 0 3452 1151">
          <text:p/>
        </draw:connector>
        <draw:custom-shape draw:style-name="gr79" draw:text-style-name="P3" draw:layer="layout" svg:width="3.459cm" svg:height="0.761cm" svg:x="16.341cm" svg:y="1.4cm">
          <text:p text:style-name="P2"><text:span text:style-name="T2">remove 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1.719cm" svg:height="0.861cm" svg:x="10.5cm" svg:y="1.389cm">
          <text:p text:style-name="P2"><text:span text:style-name="T2">16 &gt;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" draw:layer="layout" svg:width="2.359cm" svg:height="0.861cm" svg:x="4.8cm" svg:y="5.122cm">
          <text:p text:style-name="P2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2" draw:text-style-name="P4" draw:layer="layout" draw:type="curve" svg:x1="16.902cm" svg:y1="8.853cm" svg:x2="18.547cm" svg:y2="8.315cm" draw:start-shape="id122" draw:start-glue-point="10" draw:end-shape="id126" draw:end-glue-point="3" svg:d="M16902 8853c1249 0 427-538 1645-538" svg:viewBox="0 0 1646 539">
          <text:p/>
        </draw:connector>
        <draw:connector draw:style-name="gr72" draw:text-style-name="P4" draw:layer="layout" draw:type="curve" svg:x1="8.319cm" svg:y1="5.82cm" svg:x2="10.199cm" svg:y2="4.15cm" draw:start-shape="id114" draw:start-glue-point="5" draw:end-shape="id117" draw:end-glue-point="6" svg:d="M8319 5820c0-1114 626-1670 1880-1670" svg:viewBox="0 0 1881 1671">
          <text:p/>
        </draw:connector>
        <draw:custom-shape draw:style-name="gr83" draw:text-style-name="P3" draw:layer="layout" svg:width="1.719cm" svg:height="0.861cm" svg:x="7.5cm" svg:y="3.439cm">
          <text:p text:style-name="P2"><text:span text:style-name="T2">16 &gt;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4" draw:layer="layout" draw:type="curve" svg:x1="7.219cm" svg:y1="8.321cm" svg:x2="8.1cm" svg:y2="6.351cm" draw:start-shape="id115" draw:start-glue-point="5" draw:end-shape="id114" draw:end-glue-point="6" svg:d="M7219 8321c0-1314 293-1970 881-1970" svg:viewBox="0 0 882 1971">
          <text:p/>
        </draw:connector>
        <draw:custom-shape draw:style-name="gr84" draw:text-style-name="P3" draw:layer="layout" svg:width="1.719cm" svg:height="0.861cm" svg:x="5.3cm" svg:y="6.539cm">
          <text:p text:style-name="P2"><text:span text:style-name="T2">16 &gt; 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126" draw:id="id126" draw:layer="layout" svg:width="3.919cm" svg:height="0.761cm" svg:x="18.547cm" svg:y="7.935cm">
          <text:p text:style-name="P2"><text:span text:style-name="T2">replace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7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ST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BST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28" draw:id="id128" draw:layer="layout" svg:width="1.5cm" svg:height="1.5cm" svg:x="8.1cm" svg:y="7.30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27" draw:id="id127" draw:layer="layout" svg:width="1.5cm" svg:height="1.5cm" svg:x="10.199cm" svg:y="5.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127" draw:start-glue-point="7" draw:end-shape="id128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127" draw:start-glue-point="9" draw:end-shape="id129" draw:end-glue-point="4" svg:d="M11480 6381l1569 922" svg:viewBox="0 0 1570 923">
            <text:p/>
          </draw:connector>
          <draw:custom-shape draw:style-name="gr71" draw:text-style-name="P15" xml:id="id129" draw:id="id129" draw:layer="layout" svg:width="1.5cm" svg:height="1.5cm" svg:x="12.299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30" draw:id="id130" draw:layer="layout" svg:width="1.5cm" svg:height="1.5cm" svg:x="11.199cm" svg:y="9.8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129" draw:start-glue-point="7" draw:end-shape="id130" draw:end-glue-point="4" svg:d="M12518 8584l-569 1220" svg:viewBox="0 0 570 1221">
            <text:p/>
          </draw:connector>
          <draw:connector draw:style-name="gr7" draw:text-style-name="P4" draw:layer="layout" draw:type="line" svg:x1="14.619cm" svg:y1="4.481cm" svg:x2="10.949cm" svg:y2="5.1cm" draw:start-shape="id131" draw:start-glue-point="7" draw:end-shape="id127" draw:end-glue-point="4" svg:d="M14619 4481l-3670 619" svg:viewBox="0 0 3671 620">
            <text:p/>
          </draw:connector>
          <draw:custom-shape draw:style-name="gr71" draw:text-style-name="P15" xml:id="id131" draw:id="id131" draw:layer="layout" svg:width="1.5cm" svg:height="1.5cm" svg:x="14.4cm" svg:y="3.2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131" draw:start-glue-point="9" draw:end-shape="id132" draw:end-glue-point="4" svg:d="M15681 4481l3670 620" svg:viewBox="0 0 3671 621">
            <text:p/>
          </draw:connector>
          <draw:custom-shape draw:style-name="gr71" draw:text-style-name="P15" xml:id="id133" draw:id="id133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34" draw:id="id134" draw:layer="layout" svg:width="1.5cm" svg:height="1.5cm" svg:x="15.402cm" svg:y="9.8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133" draw:start-glue-point="7" draw:end-shape="id134" draw:end-glue-point="4" svg:d="M16721 8583l-569 1220" svg:viewBox="0 0 570 1221">
            <text:p/>
          </draw:connector>
          <draw:custom-shape draw:style-name="gr71" draw:text-style-name="P15" xml:id="id135" draw:id="id135" draw:layer="layout" svg:width="1.5cm" svg:height="1.5cm" svg:x="17.601cm" svg:y="9.8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8.583cm" svg:x2="18.352cm" svg:y2="9.803cm" draw:start-shape="id133" draw:start-glue-point="9" draw:end-shape="id135" draw:end-glue-point="4" svg:d="M17783 8583l569 1220" svg:viewBox="0 0 570 1221">
            <text:p/>
          </draw:connector>
          <draw:custom-shape draw:style-name="gr71" draw:text-style-name="P15" xml:id="id132" draw:id="id132" draw:layer="layout" svg:width="1.5cm" svg:height="1.5cm" svg:x="18.601cm" svg:y="5.101cm"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132" draw:start-glue-point="7" draw:end-shape="id133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132" draw:start-glue-point="9" draw:end-shape="id136" draw:end-glue-point="4" svg:d="M19882 6382l1569 922" svg:viewBox="0 0 1570 923">
            <text:p/>
          </draw:connector>
          <draw:custom-shape draw:style-name="gr71" draw:text-style-name="P15" xml:id="id136" draw:id="id136" draw:layer="layout" svg:width="1.5cm" svg:height="1.5cm" svg:x="20.701cm" svg:y="7.304cm"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9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38" draw:id="id138" draw:layer="layout" svg:width="1.5cm" svg:height="1.5cm" svg:x="8.1cm" svg:y="7.30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37" draw:id="id137" draw:layer="layout" svg:width="1.5cm" svg:height="1.5cm" svg:x="10.199cm" svg:y="5.1cm">
            <draw:glue-point draw:id="12" svg:x="-1.373cm" svg:y="-4.806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137" draw:start-glue-point="7" draw:end-shape="id138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137" draw:start-glue-point="9" draw:end-shape="id139" draw:end-glue-point="4" svg:d="M11480 6381l1569 922" svg:viewBox="0 0 1570 923">
            <text:p/>
          </draw:connector>
          <draw:custom-shape draw:style-name="gr71" draw:text-style-name="P15" xml:id="id139" draw:id="id139" draw:layer="layout" svg:width="1.5cm" svg:height="1.5cm" svg:x="12.299cm" svg:y="7.303cm">
            <draw:glue-point draw:id="12" svg:x="1.613cm" svg:y="-4.706cm"/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40" draw:id="id140" draw:layer="layout" svg:width="1.5cm" svg:height="1.5cm" svg:x="11.199cm" svg:y="9.8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139" draw:start-glue-point="7" draw:end-shape="id140" draw:end-glue-point="4" svg:d="M12518 8584l-569 1220" svg:viewBox="0 0 570 1221">
            <text:p/>
          </draw:connector>
          <draw:connector draw:style-name="gr7" draw:text-style-name="P4" draw:layer="layout" draw:type="line" svg:x1="14.619cm" svg:y1="4.481cm" svg:x2="10.949cm" svg:y2="5.1cm" draw:start-shape="id141" draw:start-glue-point="7" draw:end-shape="id137" draw:end-glue-point="4" svg:d="M14619 4481l-3670 619" svg:viewBox="0 0 3671 620">
            <text:p/>
          </draw:connector>
          <draw:custom-shape draw:style-name="gr71" draw:text-style-name="P15" xml:id="id141" draw:id="id141" draw:layer="layout" svg:width="1.5cm" svg:height="1.5cm" svg:x="14.4cm" svg:y="3.2cm">
            <draw:glue-point draw:id="12" svg:x="-4.593cm" svg:y="-1.913cm"/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141" draw:start-glue-point="9" draw:end-shape="id142" draw:end-glue-point="4" svg:d="M15681 4481l3670 620" svg:viewBox="0 0 3671 621">
            <text:p/>
          </draw:connector>
          <draw:custom-shape draw:style-name="gr71" draw:text-style-name="P15" xml:id="id143" draw:id="id143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44" draw:id="id144" draw:layer="layout" svg:width="1.5cm" svg:height="1.5cm" svg:x="15.402cm" svg:y="9.8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143" draw:start-glue-point="7" draw:end-shape="id144" draw:end-glue-point="4" svg:d="M16721 8583l-569 1220" svg:viewBox="0 0 570 1221">
            <text:p/>
          </draw:connector>
          <draw:custom-shape draw:style-name="gr71" draw:text-style-name="P15" xml:id="id145" draw:id="id145" draw:layer="layout" svg:width="1.5cm" svg:height="1.5cm" svg:x="17.601cm" svg:y="9.8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8.583cm" svg:x2="18.352cm" svg:y2="9.803cm" draw:start-shape="id143" draw:start-glue-point="9" draw:end-shape="id145" draw:end-glue-point="4" svg:d="M17783 8583l569 1220" svg:viewBox="0 0 570 1221">
            <text:p/>
          </draw:connector>
          <draw:custom-shape draw:style-name="gr71" draw:text-style-name="P15" xml:id="id142" draw:id="id142" draw:layer="layout" svg:width="1.5cm" svg:height="1.5cm" svg:x="18.601cm" svg:y="5.101cm"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142" draw:start-glue-point="7" draw:end-shape="id143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142" draw:start-glue-point="9" draw:end-shape="id146" draw:end-glue-point="4" svg:d="M19882 6382l1569 922" svg:viewBox="0 0 1570 923">
            <text:p/>
          </draw:connector>
          <draw:custom-shape draw:style-name="gr71" draw:text-style-name="P15" xml:id="id146" draw:id="id146" draw:layer="layout" svg:width="1.5cm" svg:height="1.5cm" svg:x="20.701cm" svg:y="7.304cm"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6" draw:text-style-name="P4" draw:layer="layout" draw:type="curve" svg:x1="14.4cm" svg:y1="3.95cm" svg:x2="10.744cm" svg:y2="5.13cm" draw:start-shape="id141" draw:start-glue-point="6" draw:end-shape="id137" draw:end-glue-point="12" svg:d="M14400 3950c-2438 0-3656 393-3656 1180" svg:viewBox="0 0 3657 1181">
            <text:p/>
          </draw:connector>
          <draw:custom-shape draw:style-name="gr87" draw:text-style-name="P3" draw:layer="layout" svg:width="1.719cm" svg:height="0.75cm" svg:x="11.513cm" svg:y="3.155cm">
            <text:p text:style-name="P2"><text:span text:style-name="T2">4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6" draw:text-style-name="P4" draw:layer="layout" draw:type="curve" svg:x1="11.699cm" svg:y1="5.85cm" svg:x2="13.29cm" svg:y2="7.348cm" draw:start-shape="id137" draw:start-glue-point="10" draw:end-shape="id139" draw:end-glue-point="12" svg:d="M11699 5850c1061 0 1591 499 1591 1498" svg:viewBox="0 0 1592 1499">
            <text:p/>
          </draw:connector>
          <draw:custom-shape draw:style-name="gr88" draw:text-style-name="P3" draw:layer="layout" svg:width="1.719cm" svg:height="0.75cm" svg:x="12.658cm" svg:y="5.322cm">
            <text:p text:style-name="P2"><text:span text:style-name="T2">4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6" draw:text-style-name="P4" draw:layer="layout" draw:type="curve" svg:x1="12.299cm" svg:y1="8.053cm" svg:x2="11.418cm" svg:y2="10.023cm" draw:start-shape="id139" draw:start-glue-point="6" draw:end-shape="id140" draw:end-glue-point="5" svg:d="M12299 8053c-588 0-881 656-881 1970" svg:viewBox="0 0 882 1971">
            <text:p/>
          </draw:connector>
          <draw:custom-shape draw:style-name="gr89" draw:text-style-name="P3" draw:layer="layout" svg:width="1.719cm" svg:height="0.75cm" svg:x="9.933cm" svg:y="7.845cm">
            <text:p text:style-name="P2"><text:span text:style-name="T2">4 &lt; 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3" draw:layer="layout" svg:width="2.589cm" svg:height="0.75cm" svg:x="8.374cm" svg:y="9.802cm">
            <text:p text:style-name="P2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0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48" draw:id="id148" draw:layer="layout" svg:width="1.5cm" svg:height="1.5cm" svg:x="8.1cm" svg:y="7.30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47" draw:id="id147" draw:layer="layout" svg:width="1.5cm" svg:height="1.5cm" svg:x="10.199cm" svg:y="5.1cm">
            <draw:glue-point draw:id="12" svg:x="-1.373cm" svg:y="-4.806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147" draw:start-glue-point="7" draw:end-shape="id148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147" draw:start-glue-point="9" draw:end-shape="id149" draw:end-glue-point="4" svg:d="M11480 6381l1569 922" svg:viewBox="0 0 1570 923">
            <text:p/>
          </draw:connector>
          <draw:custom-shape draw:style-name="gr71" draw:text-style-name="P15" xml:id="id149" draw:id="id149" draw:layer="layout" svg:width="1.5cm" svg:height="1.5cm" svg:x="12.299cm" svg:y="7.303cm">
            <draw:glue-point draw:id="12" svg:x="1.613cm" svg:y="-4.706cm"/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50" draw:id="id150" draw:layer="layout" svg:width="1.5cm" svg:height="1.5cm" svg:x="11.199cm" svg:y="9.8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149" draw:start-glue-point="7" draw:end-shape="id150" draw:end-glue-point="4" svg:d="M12518 8584l-569 1220" svg:viewBox="0 0 570 1221">
            <text:p/>
          </draw:connector>
          <draw:connector draw:style-name="gr7" draw:text-style-name="P4" draw:layer="layout" draw:type="line" svg:x1="14.619cm" svg:y1="4.481cm" svg:x2="10.949cm" svg:y2="5.1cm" draw:start-shape="id151" draw:start-glue-point="7" draw:end-shape="id147" draw:end-glue-point="4" svg:d="M14619 4481l-3670 619" svg:viewBox="0 0 3671 620">
            <text:p/>
          </draw:connector>
          <draw:custom-shape draw:style-name="gr71" draw:text-style-name="P15" xml:id="id151" draw:id="id151" draw:layer="layout" svg:width="1.5cm" svg:height="1.5cm" svg:x="14.4cm" svg:y="3.2cm">
            <draw:glue-point draw:id="12" svg:x="-4.593cm" svg:y="-1.913cm"/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151" draw:start-glue-point="9" draw:end-shape="id152" draw:end-glue-point="4" svg:d="M15681 4481l3670 620" svg:viewBox="0 0 3671 621">
            <text:p/>
          </draw:connector>
          <draw:custom-shape draw:style-name="gr71" draw:text-style-name="P15" xml:id="id153" draw:id="id153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54" draw:id="id154" draw:layer="layout" svg:width="1.5cm" svg:height="1.5cm" svg:x="15.402cm" svg:y="9.8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153" draw:start-glue-point="7" draw:end-shape="id154" draw:end-glue-point="4" svg:d="M16721 8583l-569 1220" svg:viewBox="0 0 570 1221">
            <text:p/>
          </draw:connector>
          <draw:custom-shape draw:style-name="gr71" draw:text-style-name="P15" xml:id="id155" draw:id="id155" draw:layer="layout" svg:width="1.5cm" svg:height="1.5cm" svg:x="17.601cm" svg:y="9.8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8.583cm" svg:x2="18.352cm" svg:y2="9.803cm" draw:start-shape="id153" draw:start-glue-point="9" draw:end-shape="id155" draw:end-glue-point="4" svg:d="M17783 8583l569 1220" svg:viewBox="0 0 570 1221">
            <text:p/>
          </draw:connector>
          <draw:custom-shape draw:style-name="gr71" draw:text-style-name="P15" xml:id="id152" draw:id="id152" draw:layer="layout" svg:width="1.5cm" svg:height="1.5cm" svg:x="18.601cm" svg:y="5.101cm">
            <draw:glue-point draw:id="12" svg:x="1.16cm" svg:y="-4.866cm"/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152" draw:start-glue-point="7" draw:end-shape="id153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152" draw:start-glue-point="9" draw:end-shape="id156" draw:end-glue-point="4" svg:d="M19882 6382l1569 922" svg:viewBox="0 0 1570 923">
            <text:p/>
          </draw:connector>
          <draw:custom-shape draw:style-name="gr71" draw:text-style-name="P15" xml:id="id156" draw:id="id156" draw:layer="layout" svg:width="1.5cm" svg:height="1.5cm" svg:x="20.701cm" svg:y="7.304cm">
            <draw:glue-point draw:id="12" svg:x="1.686cm" svg:y="-4.673cm"/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6" draw:text-style-name="P4" draw:layer="layout" draw:type="curve" svg:x1="15.9cm" svg:y1="3.95cm" svg:x2="19.525cm" svg:y2="5.122cm" draw:start-shape="id151" draw:start-glue-point="10" draw:end-shape="id152" draw:end-glue-point="12" svg:d="M15900 3950c2417 0 3625 390 3625 1172" svg:viewBox="0 0 3626 1173">
            <text:p/>
          </draw:connector>
          <draw:custom-shape draw:style-name="gr91" draw:text-style-name="P3" draw:layer="layout" svg:width="1.719cm" svg:height="0.75cm" svg:x="17.321cm" svg:y="3.2cm">
            <text:p text:style-name="P2"><text:span text:style-name="T2">13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6" draw:text-style-name="P4" draw:layer="layout" draw:type="curve" svg:x1="20.101cm" svg:y1="5.851cm" svg:x2="21.703cm" svg:y2="7.354cm" draw:start-shape="id152" draw:start-glue-point="10" draw:end-shape="id156" draw:end-glue-point="12" svg:d="M20101 5851c1068 0 1602 501 1602 1503" svg:viewBox="0 0 1603 1504">
            <text:p/>
          </draw:connector>
          <draw:connector draw:style-name="gr86" draw:text-style-name="P4" draw:layer="layout" draw:type="curve" svg:x1="20.701cm" svg:y1="8.054cm" svg:x2="19.82cm" svg:y2="10.024cm" draw:start-shape="id156" draw:start-glue-point="6" draw:end-shape="id157" draw:end-glue-point="5" svg:d="M20701 8054c-588 0-881 656-881 1970" svg:viewBox="0 0 882 1971">
            <text:p/>
          </draw:connector>
          <draw:custom-shape draw:style-name="gr92" draw:text-style-name="P3" draw:layer="layout" svg:width="2.366cm" svg:height="0.75cm" svg:x="18.223cm" svg:y="7.354cm">
            <text:p text:style-name="P2"><text:span text:style-name="T2">13 &lt; 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" draw:layer="layout" svg:width="2.589cm" svg:height="0.75cm" svg:x="21.286cm" svg:y="9.867cm">
            <text:p text:style-name="P2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5" xml:id="id157" draw:id="id157" draw:layer="layout" svg:width="1.5cm" svg:height="1.5cm" svg:x="19.601cm" svg:y="9.805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20.92cm" svg:y1="8.585cm" svg:x2="20.351cm" svg:y2="9.805cm" draw:end-shape="id157" draw:end-glue-point="4" svg:d="M20920 8585l-569 1220" svg:viewBox="0 0 570 1221">
            <text:p/>
          </draw:connector>
          <draw:custom-shape draw:style-name="gr94" draw:text-style-name="P3" draw:layer="layout" svg:width="1.719cm" svg:height="0.75cm" svg:x="21.062cm" svg:y="5.242cm">
            <text:p text:style-name="P2"><text:span text:style-name="T2">13 &gt; 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1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Deletion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59" draw:id="id159" draw:layer="layout" svg:width="1.5cm" svg:height="1.5cm" svg:x="6.787cm" svg:y="4.90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58" draw:id="id158" draw:layer="layout" svg:width="1.5cm" svg:height="1.5cm" svg:x="8.886cm" svg:y="2.7cm">
            <draw:glue-point draw:id="12" svg:x="-1.373cm" svg:y="-4.806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9.105cm" svg:y1="3.981cm" svg:x2="7.537cm" svg:y2="4.901cm" draw:start-shape="id158" draw:start-glue-point="7" draw:end-shape="id159" draw:end-glue-point="4" svg:d="M9105 3981l-1568 920" svg:viewBox="0 0 1569 921">
            <text:p/>
          </draw:connector>
          <draw:connector draw:style-name="gr7" draw:text-style-name="P4" draw:layer="layout" draw:type="line" svg:x1="10.167cm" svg:y1="3.981cm" svg:x2="11.736cm" svg:y2="4.903cm" draw:start-shape="id158" draw:start-glue-point="9" draw:end-shape="id160" draw:end-glue-point="4" svg:d="M10167 3981l1569 922" svg:viewBox="0 0 1570 923">
            <text:p/>
          </draw:connector>
          <draw:custom-shape draw:style-name="gr71" draw:text-style-name="P15" xml:id="id160" draw:id="id160" draw:layer="layout" svg:width="1.5cm" svg:height="1.5cm" svg:x="10.986cm" svg:y="4.903cm">
            <draw:glue-point draw:id="12" svg:x="1.613cm" svg:y="-4.706cm"/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61" draw:id="id161" draw:layer="layout" svg:width="1.5cm" svg:height="1.5cm" svg:x="9.886cm" svg:y="7.4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1.205cm" svg:y1="6.184cm" svg:x2="10.636cm" svg:y2="7.404cm" draw:start-shape="id160" draw:start-glue-point="7" draw:end-shape="id161" draw:end-glue-point="4" svg:d="M11205 6184l-569 1220" svg:viewBox="0 0 570 1221">
            <text:p/>
          </draw:connector>
          <draw:connector draw:style-name="gr7" draw:text-style-name="P4" draw:layer="layout" draw:type="line" svg:x1="13.306cm" svg:y1="2.081cm" svg:x2="9.636cm" svg:y2="2.7cm" draw:start-shape="id162" draw:start-glue-point="7" draw:end-shape="id158" draw:end-glue-point="4" svg:d="M13306 2081l-3670 619" svg:viewBox="0 0 3671 620">
            <text:p/>
          </draw:connector>
          <draw:custom-shape draw:style-name="gr71" draw:text-style-name="P15" xml:id="id162" draw:id="id162" draw:layer="layout" svg:width="1.5cm" svg:height="1.5cm" svg:x="13.087cm" svg:y="0.8cm">
            <draw:glue-point draw:id="12" svg:x="-4.593cm" svg:y="-1.913cm"/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4.368cm" svg:y1="2.081cm" svg:x2="18.038cm" svg:y2="2.701cm" draw:start-shape="id162" draw:start-glue-point="9" draw:end-shape="id163" draw:end-glue-point="4" svg:d="M14368 2081l3670 620" svg:viewBox="0 0 3671 621">
            <text:p/>
          </draw:connector>
          <draw:custom-shape draw:style-name="gr71" draw:text-style-name="P15" xml:id="id164" draw:id="id164" draw:layer="layout" svg:width="1.5cm" svg:height="1.5cm" svg:x="15.189cm" svg:y="4.9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65" draw:id="id165" draw:layer="layout" svg:width="1.5cm" svg:height="1.5cm" svg:x="14.089cm" svg:y="7.4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408cm" svg:y1="6.183cm" svg:x2="14.839cm" svg:y2="7.403cm" draw:start-shape="id164" draw:start-glue-point="7" draw:end-shape="id165" draw:end-glue-point="4" svg:d="M15408 6183l-569 1220" svg:viewBox="0 0 570 1221">
            <text:p/>
          </draw:connector>
          <draw:custom-shape draw:style-name="gr71" draw:text-style-name="P15" xml:id="id166" draw:id="id166" draw:layer="layout" svg:width="1.5cm" svg:height="1.5cm" svg:x="16.288cm" svg:y="7.403cm">
            <draw:glue-point draw:id="12" svg:x="1.666cm" svg:y="-4.726cm"/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47cm" svg:y1="6.183cm" svg:x2="17.039cm" svg:y2="7.403cm" draw:start-shape="id164" draw:start-glue-point="9" draw:end-shape="id166" draw:end-glue-point="4" svg:d="M16470 6183l569 1220" svg:viewBox="0 0 570 1221">
            <text:p/>
          </draw:connector>
          <draw:custom-shape draw:style-name="gr71" draw:text-style-name="P15" xml:id="id163" draw:id="id163" draw:layer="layout" svg:width="1.5cm" svg:height="1.5cm" svg:x="17.288cm" svg:y="2.701cm">
            <draw:glue-point draw:id="12" svg:x="1.16cm" svg:y="-4.866cm"/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507cm" svg:y1="3.982cm" svg:x2="15.939cm" svg:y2="4.902cm" draw:start-shape="id163" draw:start-glue-point="7" draw:end-shape="id164" draw:end-glue-point="4" svg:d="M17507 3982l-1568 920" svg:viewBox="0 0 1569 921">
            <text:p/>
          </draw:connector>
          <draw:connector draw:style-name="gr7" draw:text-style-name="P4" draw:layer="layout" draw:type="line" svg:x1="18.569cm" svg:y1="3.982cm" svg:x2="20.138cm" svg:y2="4.904cm" draw:start-shape="id163" draw:start-glue-point="9" draw:end-shape="id167" draw:end-glue-point="4" svg:d="M18569 3982l1569 922" svg:viewBox="0 0 1570 923">
            <text:p/>
          </draw:connector>
          <draw:custom-shape draw:style-name="gr71" draw:text-style-name="P15" xml:id="id167" draw:id="id167" draw:layer="layout" svg:width="1.5cm" svg:height="1.5cm" svg:x="19.388cm" svg:y="4.904cm">
            <draw:glue-point draw:id="12" svg:x="1.686cm" svg:y="-4.673cm"/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6" draw:text-style-name="P4" draw:layer="layout" draw:type="curve" svg:x1="14.587cm" svg:y1="1.55cm" svg:x2="18.212cm" svg:y2="2.722cm" draw:start-shape="id162" draw:start-glue-point="10" draw:end-shape="id163" draw:end-glue-point="12" svg:d="M14587 1550c2417 0 3625 390 3625 1172" svg:viewBox="0 0 3626 1173">
            <text:p/>
          </draw:connector>
          <draw:custom-shape draw:style-name="gr95" draw:text-style-name="P3" draw:layer="layout" svg:width="1.719cm" svg:height="0.75cm" svg:x="16.008cm" svg:y="0.8cm">
            <text:p text:style-name="P2"><text:span text:style-name="T2">12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3" xml:id="id168" draw:id="id168" draw:layer="layout" svg:width="6.22cm" svg:height="0.732cm" svg:x="10.177cm" svg:y="9.622cm">
            <text:p text:style-name="P2"><text:span text:style-name="T2">in-order prede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6" draw:text-style-name="P4" draw:layer="layout" draw:type="curve" svg:x1="16.397cm" svg:y1="9.988cm" svg:x2="17.039cm" svg:y2="8.903cm" draw:start-shape="id168" draw:start-glue-point="1" draw:end-shape="id166" draw:end-glue-point="8" svg:d="M16397 9988c428 0 642-361 642-1085" svg:viewBox="0 0 643 1086">
            <text:p/>
          </draw:connector>
          <draw:custom-shape draw:style-name="gr71" draw:text-style-name="P15" xml:id="id170" draw:id="id170" draw:layer="layout" svg:width="1.5cm" svg:height="1.5cm" svg:x="6.787cm" svg:y="15.48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69" draw:id="id169" draw:layer="layout" svg:width="1.5cm" svg:height="1.5cm" svg:x="8.886cm" svg:y="13.287cm">
            <draw:glue-point draw:id="12" svg:x="-1.373cm" svg:y="-4.806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9.105cm" svg:y1="14.568cm" svg:x2="7.537cm" svg:y2="15.488cm" draw:start-shape="id169" draw:start-glue-point="7" draw:end-shape="id170" draw:end-glue-point="4" svg:d="M9105 14568l-1568 920" svg:viewBox="0 0 1569 921">
            <text:p/>
          </draw:connector>
          <draw:connector draw:style-name="gr7" draw:text-style-name="P4" draw:layer="layout" draw:type="line" svg:x1="10.167cm" svg:y1="14.568cm" svg:x2="11.736cm" svg:y2="15.49cm" draw:start-shape="id169" draw:start-glue-point="9" draw:end-shape="id171" draw:end-glue-point="4" svg:d="M10167 14568l1569 922" svg:viewBox="0 0 1570 923">
            <text:p/>
          </draw:connector>
          <draw:custom-shape draw:style-name="gr71" draw:text-style-name="P15" xml:id="id171" draw:id="id171" draw:layer="layout" svg:width="1.5cm" svg:height="1.5cm" svg:x="10.986cm" svg:y="15.49cm">
            <draw:glue-point draw:id="12" svg:x="1.613cm" svg:y="-4.706cm"/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72" draw:id="id172" draw:layer="layout" svg:width="1.5cm" svg:height="1.5cm" svg:x="9.886cm" svg:y="17.99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1.205cm" svg:y1="16.771cm" svg:x2="10.636cm" svg:y2="17.991cm" draw:start-shape="id171" draw:start-glue-point="7" draw:end-shape="id172" draw:end-glue-point="4" svg:d="M11205 16771l-569 1220" svg:viewBox="0 0 570 1221">
            <text:p/>
          </draw:connector>
          <draw:connector draw:style-name="gr7" draw:text-style-name="P4" draw:layer="layout" draw:type="line" svg:x1="13.306cm" svg:y1="12.668cm" svg:x2="9.636cm" svg:y2="13.287cm" draw:start-shape="id173" draw:start-glue-point="7" draw:end-shape="id169" draw:end-glue-point="4" svg:d="M13306 12668l-3670 619" svg:viewBox="0 0 3671 620">
            <text:p/>
          </draw:connector>
          <draw:custom-shape draw:style-name="gr71" draw:text-style-name="P15" xml:id="id173" draw:id="id173" draw:layer="layout" svg:width="1.5cm" svg:height="1.5cm" svg:x="13.087cm" svg:y="11.387cm">
            <draw:glue-point draw:id="12" svg:x="-4.593cm" svg:y="-1.913cm"/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4.368cm" svg:y1="12.668cm" svg:x2="18.038cm" svg:y2="13.288cm" draw:start-shape="id173" draw:start-glue-point="9" draw:end-shape="id174" draw:end-glue-point="4" svg:d="M14368 12668l3670 620" svg:viewBox="0 0 3671 621">
            <text:p/>
          </draw:connector>
          <draw:custom-shape draw:style-name="gr71" draw:text-style-name="P15" xml:id="id175" draw:id="id175" draw:layer="layout" svg:width="1.5cm" svg:height="1.5cm" svg:x="15.189cm" svg:y="15.489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76" draw:id="id176" draw:layer="layout" svg:width="1.5cm" svg:height="1.5cm" svg:x="14.089cm" svg:y="17.99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408cm" svg:y1="16.77cm" svg:x2="14.839cm" svg:y2="17.99cm" draw:start-shape="id175" draw:start-glue-point="7" draw:end-shape="id176" draw:end-glue-point="4" svg:d="M15408 16770l-569 1220" svg:viewBox="0 0 570 1221">
            <text:p/>
          </draw:connector>
          <draw:custom-shape draw:style-name="gr71" draw:text-style-name="P15" xml:id="id177" draw:id="id177" draw:layer="layout" svg:width="1.5cm" svg:height="1.5cm" svg:x="16.288cm" svg:y="17.99cm">
            <draw:glue-point draw:id="12" svg:x="1.666cm" svg:y="-4.726cm"/>
            <text:p text:style-name="P1">12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47cm" svg:y1="16.77cm" svg:x2="17.039cm" svg:y2="17.99cm" draw:start-shape="id175" draw:start-glue-point="9" draw:end-shape="id177" draw:end-glue-point="4" svg:d="M16470 16770l569 1220" svg:viewBox="0 0 570 1221">
            <text:p/>
          </draw:connector>
          <draw:custom-shape draw:style-name="gr71" draw:text-style-name="P15" xml:id="id174" draw:id="id174" draw:layer="layout" svg:width="1.5cm" svg:height="1.5cm" svg:x="17.288cm" svg:y="13.288cm">
            <draw:glue-point draw:id="12" svg:x="1.16cm" svg:y="-4.866cm"/>
            <text:p text:style-name="P1">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507cm" svg:y1="14.569cm" svg:x2="15.939cm" svg:y2="15.489cm" draw:start-shape="id174" draw:start-glue-point="7" draw:end-shape="id175" draw:end-glue-point="4" svg:d="M17507 14569l-1568 920" svg:viewBox="0 0 1569 921">
            <text:p/>
          </draw:connector>
          <draw:connector draw:style-name="gr7" draw:text-style-name="P4" draw:layer="layout" draw:type="line" svg:x1="18.569cm" svg:y1="14.569cm" svg:x2="20.138cm" svg:y2="15.491cm" draw:start-shape="id174" draw:start-glue-point="9" draw:end-shape="id178" draw:end-glue-point="4" svg:d="M18569 14569l1569 922" svg:viewBox="0 0 1570 923">
            <text:p/>
          </draw:connector>
          <draw:custom-shape draw:style-name="gr71" draw:text-style-name="P15" xml:id="id178" draw:id="id178" draw:layer="layout" svg:width="1.5cm" svg:height="1.5cm" svg:x="19.388cm" svg:y="15.491cm">
            <draw:glue-point draw:id="12" svg:x="1.686cm" svg:y="-4.673cm"/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3" draw:layer="layout" svg:width="2.772cm" svg:height="0.732cm" svg:x="17.993cm" svg:y="18.174cm">
            <text:p text:style-name="P2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3" draw:layer="layout" svg:width="0.909cm" svg:height="0.75cm" svg:x="5.293cm" svg:y="5.252cm">
            <text:p text:style-name="P2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3" draw:layer="layout" svg:width="0.909cm" svg:height="0.75cm" svg:x="5.293cm" svg:y="15.539cm">
            <text:p text:style-name="P2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" draw:layer="layout" draw:type="line" svg:x1="17.57cm" svg:y1="18.209cm" svg:x2="16.508cm" svg:y2="19.271cm" draw:start-shape="id177" draw:start-glue-point="5" draw:end-shape="id177" draw:end-glue-point="9" svg:d="M17570 18209l-1062 1062" svg:viewBox="0 0 1063 1063">
            <text:p/>
          </draw:connector>
        </draw:g>
      </draw:page>
      <draw:page draw:name="page22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Max/Min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80" draw:id="id180" draw:layer="layout" svg:width="1.5cm" svg:height="1.5cm" svg:x="8.1cm" svg:y="7.301cm">
            <draw:glue-point draw:id="12" svg:x="-1.846cm" svg:y="-4.606cm"/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79" draw:id="id179" draw:layer="layout" svg:width="1.5cm" svg:height="1.5cm" svg:x="10.199cm" svg:y="5.1cm">
            <draw:glue-point draw:id="12" svg:x="-1.833cm" svg:y="-4.62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179" draw:start-glue-point="7" draw:end-shape="id180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179" draw:start-glue-point="9" draw:end-shape="id181" draw:end-glue-point="4" svg:d="M11480 6381l1569 922" svg:viewBox="0 0 1570 923">
            <text:p/>
          </draw:connector>
          <draw:custom-shape draw:style-name="gr71" draw:text-style-name="P15" xml:id="id181" draw:id="id181" draw:layer="layout" svg:width="1.5cm" svg:height="1.5cm" svg:x="12.299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82" draw:id="id182" draw:layer="layout" svg:width="1.5cm" svg:height="1.5cm" svg:x="11.199cm" svg:y="9.8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181" draw:start-glue-point="7" draw:end-shape="id182" draw:end-glue-point="4" svg:d="M12518 8584l-569 1220" svg:viewBox="0 0 570 1221">
            <text:p/>
          </draw:connector>
          <draw:connector draw:style-name="gr7" draw:text-style-name="P4" draw:layer="layout" draw:type="line" svg:x1="14.619cm" svg:y1="4.481cm" svg:x2="10.949cm" svg:y2="5.1cm" draw:start-shape="id183" draw:start-glue-point="7" draw:end-shape="id179" draw:end-glue-point="4" svg:d="M14619 4481l-3670 619" svg:viewBox="0 0 3671 620">
            <text:p/>
          </draw:connector>
          <draw:custom-shape draw:style-name="gr71" draw:text-style-name="P15" xml:id="id183" draw:id="id183" draw:layer="layout" svg:width="1.5cm" svg:height="1.5cm" svg:x="14.4cm" svg:y="3.2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183" draw:start-glue-point="9" draw:end-shape="id184" draw:end-glue-point="4" svg:d="M15681 4481l3670 620" svg:viewBox="0 0 3671 621">
            <text:p/>
          </draw:connector>
          <draw:custom-shape draw:style-name="gr71" draw:text-style-name="P15" xml:id="id185" draw:id="id185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86" draw:id="id186" draw:layer="layout" svg:width="1.5cm" svg:height="1.5cm" svg:x="15.402cm" svg:y="9.8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185" draw:start-glue-point="7" draw:end-shape="id186" draw:end-glue-point="4" svg:d="M16721 8583l-569 1220" svg:viewBox="0 0 570 1221">
            <text:p/>
          </draw:connector>
          <draw:custom-shape draw:style-name="gr71" draw:text-style-name="P15" xml:id="id187" draw:id="id187" draw:layer="layout" svg:width="1.5cm" svg:height="1.5cm" svg:x="17.601cm" svg:y="9.8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8.583cm" svg:x2="18.352cm" svg:y2="9.803cm" draw:start-shape="id185" draw:start-glue-point="9" draw:end-shape="id187" draw:end-glue-point="4" svg:d="M17783 8583l569 1220" svg:viewBox="0 0 570 1221">
            <text:p/>
          </draw:connector>
          <draw:custom-shape draw:style-name="gr71" draw:text-style-name="P15" xml:id="id184" draw:id="id184" draw:layer="layout" svg:width="1.5cm" svg:height="1.5cm" svg:x="18.601cm" svg:y="5.101cm">
            <draw:glue-point draw:id="12" svg:x="1.686cm" svg:y="-4.693cm"/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184" draw:start-glue-point="7" draw:end-shape="id185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184" draw:start-glue-point="9" draw:end-shape="id188" draw:end-glue-point="4" svg:d="M19882 6382l1569 922" svg:viewBox="0 0 1570 923">
            <text:p/>
          </draw:connector>
          <draw:custom-shape draw:style-name="gr71" draw:text-style-name="P15" xml:id="id188" draw:id="id188" draw:layer="layout" svg:width="1.5cm" svg:height="1.5cm" svg:x="20.701cm" svg:y="7.304cm">
            <draw:glue-point draw:id="12" svg:x="1.56cm" svg:y="-4.706cm"/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6" draw:text-style-name="P4" draw:layer="layout" draw:type="curve" svg:x1="15.9cm" svg:y1="3.95cm" svg:x2="19.603cm" svg:y2="5.148cm" draw:start-shape="id183" draw:start-glue-point="10" draw:end-shape="id184" draw:end-glue-point="12" svg:d="M15900 3950c2469 0 3703 399 3703 1198" svg:viewBox="0 0 3704 1199">
            <text:p/>
          </draw:connector>
          <draw:custom-shape draw:style-name="gr101" draw:text-style-name="P3" draw:layer="layout" svg:width="1.502cm" svg:height="0.75cm" svg:x="22.307cm" svg:y="7.049cm">
            <text:p text:style-name="P2"><text:span text:style-name="T2">max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6" draw:text-style-name="P4" draw:layer="layout" draw:type="curve" svg:x1="20.101cm" svg:y1="5.851cm" svg:x2="21.685cm" svg:y2="7.349cm" draw:start-shape="id184" draw:start-glue-point="10" draw:end-shape="id188" draw:end-glue-point="12" svg:d="M20101 5851c1056 0 1584 499 1584 1498" svg:viewBox="0 0 1585 1499">
            <text:p/>
          </draw:connector>
          <draw:connector draw:style-name="gr86" draw:text-style-name="P4" draw:layer="layout" draw:type="curve" svg:x1="14.4cm" svg:y1="3.95cm" svg:x2="10.675cm" svg:y2="5.157cm" draw:start-shape="id183" draw:start-glue-point="6" draw:end-shape="id179" draw:end-glue-point="12" svg:d="M14400 3950c-2484 0-3725 402-3725 1207" svg:viewBox="0 0 3726 1208">
            <text:p/>
          </draw:connector>
          <draw:connector draw:style-name="gr86" draw:text-style-name="P4" draw:layer="layout" draw:type="curve" svg:x1="10.199cm" svg:y1="5.85cm" svg:x2="8.574cm" svg:y2="7.361cm" draw:start-shape="id179" draw:start-glue-point="6" draw:end-shape="id180" draw:end-glue-point="12" svg:d="M10199 5850c-1084 0-1625 503-1625 1511" svg:viewBox="0 0 1626 1512">
            <text:p/>
          </draw:connector>
          <draw:custom-shape draw:style-name="gr102" draw:text-style-name="P3" draw:layer="layout" svg:width="1.407cm" svg:height="0.75cm" svg:x="6.632cm" svg:y="7.049cm">
            <text:p text:style-name="P2"><text:span text:style-name="T2">min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3" draw:style-name="dp1" draw:master-page-name="Default">
        <draw:custom-shape draw:style-name="gr49" draw:text-style-name="P1" draw:layer="layout" svg:width="5.5cm" svg:height="1.6cm" svg:x="0cm" svg:y="-2.2cm">
          <text:p text:style-name="P1"><text:span text:style-name="T1">Validation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15" xml:id="id190" draw:id="id190" draw:layer="layout" svg:width="1.5cm" svg:height="1.5cm" svg:x="8.1cm" svg:y="7.301cm">
            <draw:glue-point draw:id="12" svg:x="-1.846cm" svg:y="-4.606cm"/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89" draw:id="id189" draw:layer="layout" svg:width="1.5cm" svg:height="1.5cm" svg:x="10.199cm" svg:y="5.1cm">
            <draw:glue-point draw:id="12" svg:x="-1.833cm" svg:y="-4.62cm"/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0.418cm" svg:y1="6.381cm" svg:x2="8.85cm" svg:y2="7.301cm" draw:start-shape="id189" draw:start-glue-point="7" draw:end-shape="id190" draw:end-glue-point="4" svg:d="M10418 6381l-1568 920" svg:viewBox="0 0 1569 921">
            <text:p/>
          </draw:connector>
          <draw:connector draw:style-name="gr7" draw:text-style-name="P4" draw:layer="layout" draw:type="line" svg:x1="11.48cm" svg:y1="6.381cm" svg:x2="13.049cm" svg:y2="7.303cm" draw:start-shape="id189" draw:start-glue-point="9" draw:end-shape="id191" draw:end-glue-point="4" svg:d="M11480 6381l1569 922" svg:viewBox="0 0 1570 923">
            <text:p/>
          </draw:connector>
          <draw:custom-shape draw:style-name="gr71" draw:text-style-name="P15" xml:id="id191" draw:id="id191" draw:layer="layout" svg:width="1.5cm" svg:height="1.5cm" svg:x="12.299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92" draw:id="id192" draw:layer="layout" svg:width="1.5cm" svg:height="1.5cm" svg:x="11.199cm" svg:y="9.804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2.518cm" svg:y1="8.584cm" svg:x2="11.949cm" svg:y2="9.804cm" draw:start-shape="id191" draw:start-glue-point="7" draw:end-shape="id192" draw:end-glue-point="4" svg:d="M12518 8584l-569 1220" svg:viewBox="0 0 570 1221">
            <text:p/>
          </draw:connector>
          <draw:connector draw:style-name="gr7" draw:text-style-name="P4" draw:layer="layout" draw:type="line" svg:x1="14.619cm" svg:y1="4.481cm" svg:x2="10.949cm" svg:y2="5.1cm" draw:start-shape="id193" draw:start-glue-point="7" draw:end-shape="id189" draw:end-glue-point="4" svg:d="M14619 4481l-3670 619" svg:viewBox="0 0 3671 620">
            <text:p/>
          </draw:connector>
          <draw:custom-shape draw:style-name="gr71" draw:text-style-name="P15" xml:id="id193" draw:id="id193" draw:layer="layout" svg:width="1.5cm" svg:height="1.5cm" svg:x="14.4cm" svg:y="3.2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5.681cm" svg:y1="4.481cm" svg:x2="19.351cm" svg:y2="5.101cm" draw:start-shape="id193" draw:start-glue-point="9" draw:end-shape="id194" draw:end-glue-point="4" svg:d="M15681 4481l3670 620" svg:viewBox="0 0 3671 621">
            <text:p/>
          </draw:connector>
          <draw:custom-shape draw:style-name="gr71" draw:text-style-name="P15" xml:id="id195" draw:id="id195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5" xml:id="id196" draw:id="id196" draw:layer="layout" svg:width="1.5cm" svg:height="1.5cm" svg:x="15.402cm" svg:y="9.803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6.721cm" svg:y1="8.583cm" svg:x2="16.152cm" svg:y2="9.803cm" draw:start-shape="id195" draw:start-glue-point="7" draw:end-shape="id196" draw:end-glue-point="4" svg:d="M16721 8583l-569 1220" svg:viewBox="0 0 570 1221">
            <text:p/>
          </draw:connector>
          <draw:custom-shape draw:style-name="gr71" draw:text-style-name="P15" xml:id="id197" draw:id="id197" draw:layer="layout" svg:width="1.5cm" svg:height="1.5cm" svg:x="17.601cm" svg:y="9.8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7.783cm" svg:y1="8.583cm" svg:x2="18.352cm" svg:y2="9.803cm" draw:start-shape="id195" draw:start-glue-point="9" draw:end-shape="id197" draw:end-glue-point="4" svg:d="M17783 8583l569 1220" svg:viewBox="0 0 570 1221">
            <text:p/>
          </draw:connector>
          <draw:custom-shape draw:style-name="gr71" draw:text-style-name="P15" xml:id="id194" draw:id="id194" draw:layer="layout" svg:width="1.5cm" svg:height="1.5cm" svg:x="18.601cm" svg:y="5.101cm">
            <draw:glue-point draw:id="12" svg:x="1.686cm" svg:y="-4.693cm"/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draw:type="line" svg:x1="18.82cm" svg:y1="6.382cm" svg:x2="17.252cm" svg:y2="7.302cm" draw:start-shape="id194" draw:start-glue-point="7" draw:end-shape="id195" draw:end-glue-point="4" svg:d="M18820 6382l-1568 920" svg:viewBox="0 0 1569 921">
            <text:p/>
          </draw:connector>
          <draw:connector draw:style-name="gr7" draw:text-style-name="P4" draw:layer="layout" draw:type="line" svg:x1="19.882cm" svg:y1="6.382cm" svg:x2="21.451cm" svg:y2="7.304cm" draw:start-shape="id194" draw:start-glue-point="9" draw:end-shape="id198" draw:end-glue-point="4" svg:d="M19882 6382l1569 922" svg:viewBox="0 0 1570 923">
            <text:p/>
          </draw:connector>
          <draw:custom-shape draw:style-name="gr71" draw:text-style-name="P15" xml:id="id198" draw:id="id198" draw:layer="layout" svg:width="1.5cm" svg:height="1.5cm" svg:x="20.701cm" svg:y="7.304cm">
            <draw:glue-point draw:id="12" svg:x="1.56cm" svg:y="-4.706cm"/>
            <text:p text:style-name="P1">1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3" draw:layer="layout" svg:width="2.475cm" svg:height="0.75cm" svg:x="13.929cm" svg:y="2.36cm">
            <text:p text:style-name="P2"><text:span text:style-name="T2">(-inf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" draw:layer="layout" svg:width="2.195cm" svg:height="0.75cm" svg:x="19.586cm" svg:y="4.451cm">
            <text:p text:style-name="P2"><text:span text:style-name="T2">(7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3" draw:layer="layout" svg:width="2.259cm" svg:height="0.75cm" svg:x="8.502cm" svg:y="4.351cm">
            <text:p text:style-name="P2"><text:span text:style-name="T2">(-inf, 7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3" draw:layer="layout" svg:width="2.277cm" svg:height="0.75cm" svg:x="21.784cm" svg:y="6.632cm">
            <text:p text:style-name="P2"><text:span text:style-name="T2">(12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3" draw:layer="layout" svg:width="2.218cm" svg:height="0.75cm" svg:x="6.386cm" svg:y="6.632cm">
            <text:p text:style-name="P2"><text:span text:style-name="T2">(-inf, 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3" draw:layer="layout" svg:width="1.618cm" svg:height="0.867cm" svg:x="15.186cm" svg:y="6.558cm">
            <text:p text:style-name="P2"><text:span text:style-name="T2">(7, 1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3" draw:layer="layout" svg:width="1.654cm" svg:height="0.827cm" svg:x="13.286cm" svg:y="6.579cm">
            <text:p text:style-name="P2"><text:span text:style-name="T2">(3, 7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3" draw:layer="layout" svg:width="1.654cm" svg:height="0.75cm" svg:x="9.858cm" svg:y="9.213cm">
            <text:p text:style-name="P2"><text:span text:style-name="T2">(3, 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3" draw:layer="layout" svg:width="1.654cm" svg:height="0.75cm" svg:x="14.058cm" svg:y="9.213cm">
            <text:p text:style-name="P2"><text:span text:style-name="T2">(7, 9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3" draw:layer="layout" svg:width="1.873cm" svg:height="0.75cm" svg:x="18.858cm" svg:y="9.213cm">
            <text:p text:style-name="P2"><text:span text:style-name="T2">(9, 1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4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AVL Tre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3T17:34:58.695000000</dc:date>
    <meta:editing-duration>P2DT7H55M52S</meta:editing-duration>
    <meta:editing-cycles>144</meta:editing-cycles>
    <meta:generator>LibreOffice/6.4.5.2$Windows_X86_64 LibreOffice_project/a726b36747cf2001e06b58ad5db1aa3a9a1872d6</meta:generator>
    <meta:document-statistic meta:object-count="579"/>
  </office:meta>
</office:document-meta>
</file>